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121cm" fo:margin-left="-1.575cm" fo:margin-right="-1.545cm" table:align="margins"/>
    </style:style>
    <style:style style:name="Tableau1.A" style:family="table-column">
      <style:table-column-properties style:column-width="1.986cm" style:rel-column-width="6808*"/>
    </style:style>
    <style:style style:name="Tableau1.B" style:family="table-column">
      <style:table-column-properties style:column-width="3.662cm" style:rel-column-width="12553*"/>
    </style:style>
    <style:style style:name="Tableau1.C" style:family="table-column">
      <style:table-column-properties style:column-width="4.314cm" style:rel-column-width="14788*"/>
    </style:style>
    <style:style style:name="Tableau1.D" style:family="table-column">
      <style:table-column-properties style:column-width="3.478cm" style:rel-column-width="11921*"/>
    </style:style>
    <style:style style:name="Tableau1.E" style:family="table-column">
      <style:table-column-properties style:column-width="3.196cm" style:rel-column-width="10956*"/>
    </style:style>
    <style:style style:name="Tableau1.F" style:family="table-column">
      <style:table-column-properties style:column-width="2.482cm" style:rel-column-width="8509*"/>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F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1.478cm" fo:margin-left="2.409cm" fo:margin-right="2.113cm" table:align="margins"/>
    </style:style>
    <style:style style:name="Tableau2.A" style:family="table-column">
      <style:table-column-properties style:column-width="2.843cm" style:rel-column-width="16235*"/>
    </style:style>
    <style:style style:name="Tableau2.B" style:family="table-column">
      <style:table-column-properties style:column-width="5.542cm" style:rel-column-width="31644*"/>
    </style:style>
    <style:style style:name="Tableau2.C" style:family="table-column">
      <style:table-column-properties style:column-width="3.092cm" style:rel-column-width="17656*"/>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0.05pt solid #000000" fo:border-bottom="0.05pt solid #000000"/>
    </style:style>
    <style:style style:name="Tableau2.B2" style:family="table-cell" style:data-style-name="N0">
      <style:table-cell-properties fo:padding="0.097cm" fo:border-left="0.05pt solid #000000" fo:border-right="none" fo:border-top="0.05pt solid #000000" fo:border-bottom="0.05pt solid #000000"/>
    </style:style>
    <style:style style:name="Tableau2.C2" style:family="table-cell" style:data-style-name="N11">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data-style-name="N0">
      <style:table-cell-properties fo:padding="0.097cm" fo:border-left="0.05pt solid #000000" fo:border-right="none" fo:border-top="none" fo:border-bottom="0.05pt solid #000000"/>
    </style:style>
    <style:style style:name="Tableau2.C3" style:family="table-cell" style:data-style-name="N11">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data-style-name="N0">
      <style:table-cell-properties fo:padding="0.097cm" fo:border-left="0.05pt solid #000000" fo:border-right="none" fo:border-top="none" fo:border-bottom="0.05pt solid #000000"/>
    </style:style>
    <style:style style:name="Tableau2.C4" style:family="table-cell" style:data-style-name="N11">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data-style-name="N0">
      <style:table-cell-properties fo:padding="0.097cm" fo:border-left="0.05pt solid #000000" fo:border-right="none" fo:border-top="none" fo:border-bottom="0.05pt solid #000000"/>
    </style:style>
    <style:style style:name="Tableau2.C5" style:family="table-cell" style:data-style-name="N11">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data-style-name="N0">
      <style:table-cell-properties fo:padding="0.097cm" fo:border-left="0.05pt solid #000000" fo:border-right="none" fo:border-top="none" fo:border-bottom="0.05pt solid #000000"/>
    </style:style>
    <style:style style:name="Tableau2.C6" style:family="table-cell" style:data-style-name="N11">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data-style-name="N0">
      <style:table-cell-properties fo:padding="0.097cm" fo:border-left="0.05pt solid #000000" fo:border-right="none" fo:border-top="none" fo:border-bottom="0.05pt solid #000000"/>
    </style:style>
    <style:style style:name="Tableau2.C7" style:family="table-cell" style:data-style-name="N11">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data-style-name="N0">
      <style:table-cell-properties fo:padding="0.097cm" fo:border-left="0.05pt solid #000000" fo:border-right="none" fo:border-top="none" fo:border-bottom="0.05pt solid #000000"/>
    </style:style>
    <style:style style:name="Tableau2.C8" style:family="table-cell" style:data-style-name="N11">
      <style:table-cell-properties fo:padding="0.097cm" fo:border-left="0.05pt solid #000000" fo:border-right="0.05pt solid #000000" fo:border-top="none" fo:border-bottom="0.05pt solid #000000"/>
    </style:style>
    <style:style style:name="Tableau3" style:family="table">
      <style:table-properties style:width="8.313cm" fo:margin-left="2.868cm" fo:margin-right="4.819cm" table:align="margins"/>
    </style:style>
    <style:style style:name="Tableau3.A" style:family="table-column">
      <style:table-column-properties style:column-width="2.503cm" style:rel-column-width="19734*"/>
    </style:style>
    <style:style style:name="Tableau3.B" style:family="table-column">
      <style:table-column-properties style:column-width="3.189cm" style:rel-column-width="25134*"/>
    </style:style>
    <style:style style:name="Tableau3.C" style:family="table-column">
      <style:table-column-properties style:column-width="2.621cm" style:rel-column-width="20667*"/>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C1" style:family="table-cell">
      <style:table-cell-properties style:vertical-align="middle"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C2" style:family="table-cell" style:data-style-name="N11">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data-style-name="N0">
      <style:table-cell-properties fo:padding="0.097cm" fo:border-left="0.05pt solid #000000" fo:border-right="none" fo:border-top="none" fo:border-bottom="0.05pt solid #000000"/>
    </style:style>
    <style:style style:name="Tableau3.C3" style:family="table-cell" style:data-style-name="N11">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data-style-name="N0">
      <style:table-cell-properties fo:padding="0.097cm" fo:border-left="0.05pt solid #000000" fo:border-right="none" fo:border-top="none" fo:border-bottom="0.05pt solid #000000"/>
    </style:style>
    <style:style style:name="Tableau3.C4" style:family="table-cell" style:data-style-name="N11">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data-style-name="N0">
      <style:table-cell-properties fo:padding="0.097cm" fo:border-left="0.05pt solid #000000" fo:border-right="none" fo:border-top="none" fo:border-bottom="0.05pt solid #000000"/>
    </style:style>
    <style:style style:name="Tableau3.C5" style:family="table-cell" style:data-style-name="N11">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data-style-name="N0">
      <style:table-cell-properties fo:padding="0.097cm" fo:border-left="0.05pt solid #000000" fo:border-right="none" fo:border-top="none" fo:border-bottom="0.05pt solid #000000"/>
    </style:style>
    <style:style style:name="Tableau3.C6" style:family="table-cell" style:data-style-name="N11">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data-style-name="N0">
      <style:table-cell-properties fo:padding="0.097cm" fo:border-left="0.05pt solid #000000" fo:border-right="none" fo:border-top="none" fo:border-bottom="0.05pt solid #000000"/>
    </style:style>
    <style:style style:name="Tableau3.C7" style:family="table-cell" style:data-style-name="N11">
      <style:table-cell-properties fo:padding="0.097cm" fo:border-left="0.05pt solid #000000" fo:border-right="0.05pt solid #000000" fo:border-top="none" fo:border-bottom="0.05pt solid #000000"/>
    </style:style>
    <style:style style:name="Tableau4" style:family="table">
      <style:table-properties style:width="16.013cm" fo:margin-left="0cm" fo:margin-right="-0.012cm" table:align="margins"/>
    </style:style>
    <style:style style:name="Tableau4.A" style:family="table-column">
      <style:table-column-properties style:column-width="3.51cm" style:rel-column-width="14366*"/>
    </style:style>
    <style:style style:name="Tableau4.B" style:family="table-column">
      <style:table-column-properties style:column-width="9.645cm" style:rel-column-width="39474*"/>
    </style:style>
    <style:style style:name="Tableau4.C" style:family="table-column">
      <style:table-column-properties style:column-width="2.858cm" style:rel-column-width="11695*"/>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C1" style:family="table-cell">
      <style:table-cell-properties style:vertical-align="middle"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C2" style:family="table-cell" style:data-style-name="N11">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data-style-name="N0">
      <style:table-cell-properties fo:padding="0.097cm" fo:border-left="0.05pt solid #000000" fo:border-right="none" fo:border-top="none" fo:border-bottom="0.05pt solid #000000"/>
    </style:style>
    <style:style style:name="Tableau4.C3" style:family="table-cell" style:data-style-name="N11">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data-style-name="N0">
      <style:table-cell-properties fo:padding="0.097cm" fo:border-left="0.05pt solid #000000" fo:border-right="none" fo:border-top="none" fo:border-bottom="0.05pt solid #000000"/>
    </style:style>
    <style:style style:name="Tableau4.C4" style:family="table-cell" style:data-style-name="N11">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Bibliography_20_1">
      <style:paragraph-properties fo:margin-left="0cm" fo:margin-right="0cm" fo:text-align="justify" style:justify-single-word="false" fo:text-indent="0cm" style:auto-text-indent="false"/>
      <style:text-properties style:font-name="Arial" fo:font-size="12pt" style:text-underline-style="none" style:font-size-asian="12pt" style:font-size-complex="12pt"/>
    </style:style>
    <style:style style:name="P3" style:family="paragraph" style:parent-style-name="Bibliography_20_1">
      <style:paragraph-properties fo:text-align="justify" style:justify-single-word="false"/>
      <style:text-properties style:font-name="Arial" fo:font-size="12pt" style:font-size-asian="12pt" style:font-size-complex="12pt"/>
    </style:style>
    <style:style style:name="P4" style:family="paragraph" style:parent-style-name="Bibliography_20_1">
      <style:paragraph-properties fo:text-align="justify" style:justify-single-word="false"/>
      <style:text-properties style:font-name="Arial" fo:font-size="12pt" style:text-underline-style="none" style:font-size-asian="12pt" style:font-size-complex="12pt"/>
    </style:style>
    <style:style style:name="P5" style:family="paragraph" style:parent-style-name="Bibliography_20_1">
      <style:paragraph-properties fo:line-height="150%" fo:text-align="justify" style:justify-single-word="false"/>
      <style:text-properties style:font-name="Arial" fo:font-size="12pt" style:text-underline-style="none" style:font-size-asian="12pt" style:font-size-complex="12pt"/>
    </style:style>
    <style:style style:name="P6" style:family="paragraph" style:parent-style-name="Table_20_Contents">
      <style:paragraph-properties fo:text-align="justify" style:justify-single-word="false"/>
      <style:text-properties style:font-name="Arial" fo:font-size="12pt" style:font-size-asian="12pt" style:font-size-complex="12pt"/>
    </style:style>
    <style:style style:name="P7" style:family="paragraph" style:parent-style-name="Table_20_Contents">
      <style:paragraph-properties fo:text-align="center" style:justify-single-word="false"/>
      <style:text-properties style:font-name="Arial" fo:font-size="12pt" style:font-size-asian="12pt" style:font-size-complex="12pt"/>
    </style:style>
    <style:style style:name="P8"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9" style:family="paragraph" style:parent-style-name="Table_20_Contents">
      <style:paragraph-properties fo:line-height="150%" fo:text-align="center" style:justify-single-word="false"/>
      <style:text-properties style:font-name="Arial" fo:font-size="12pt" style:font-size-asian="12pt" style:font-size-complex="12pt"/>
    </style:style>
    <style:style style:name="P10" style:family="paragraph" style:parent-style-name="Table_20_Contents">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style:font-size-asian="12pt" style:font-size-complex="12pt"/>
    </style:style>
    <style:style style:name="P12"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style:font-size-asian="12pt" style:font-size-complex="12pt"/>
    </style:style>
    <style:style style:name="P13" style:family="paragraph" style:parent-style-name="Standard">
      <style:paragraph-properties fo:line-height="150%" fo:text-align="center" style:justify-single-word="false"/>
      <style:text-properties style:font-name="Arial" fo:font-size="12pt" style:font-size-asian="12pt" style:font-size-complex="12pt"/>
    </style:style>
    <style:style style:name="P14" style:family="paragraph" style:parent-style-name="Standard">
      <style:paragraph-properties fo:line-height="150%" fo:text-align="justify" style:justify-single-word="false"/>
      <style:text-properties style:font-name="Arial" fo:font-size="12pt" style:font-size-asian="12pt" style:font-size-complex="12pt"/>
    </style:style>
    <style:style style:name="P15" style:family="paragraph" style:parent-style-name="Standard">
      <style:paragraph-properties fo:line-height="150%" fo:text-align="center" style:justify-single-word="false"/>
      <style:text-properties style:font-name="Arial" fo:font-size="12pt" style:text-underline-style="none"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text-underline-style="none" style:font-size-asian="12pt" style:font-size-complex="12pt"/>
    </style:style>
    <style:style style:name="P17" style:family="paragraph" style:parent-style-name="Standard">
      <style:paragraph-properties fo:line-height="150%" fo:text-align="justify" style:justify-single-word="false"/>
      <style:text-properties style:font-name="Arial" fo:font-size="12pt" fo:font-style="normal"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19" style:family="paragraph" style:parent-style-name="Standard">
      <style:paragraph-properties fo:line-height="150%" fo:text-align="center" style:justify-single-word="false"/>
      <style:text-properties style:font-name="Arial" fo:font-size="23pt" fo:font-weight="bold" style:font-size-asian="23pt" style:font-weight-asian="bold" style:font-size-complex="23pt" style:font-weight-complex="bold"/>
    </style:style>
    <style:style style:name="P20" style:family="paragraph" style:parent-style-name="Standard">
      <style:paragraph-properties fo:line-height="150%" fo:text-align="justify" style:justify-single-word="false"/>
      <style:text-properties style:font-name="Arial" fo:font-size="23pt" fo:font-weight="bold" style:font-size-asian="23pt" style:font-weight-asian="bold" style:font-size-complex="23pt" style:font-weight-complex="bold"/>
    </style:style>
    <style:style style:name="P21"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fo:font-weight="normal" style:font-size-asian="12pt" style:font-size-complex="12pt"/>
    </style:style>
    <style:style style:name="P22"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3" style:family="paragraph" style:parent-style-name="Standard">
      <style:paragraph-properties fo:line-height="150%" fo:text-align="center" style:justify-single-word="false" style:shadow="none" style:vertical-align="middle">
        <style:tab-stops/>
      </style:paragraph-properties>
      <style:text-properties style:font-name="Arial" fo:font-size="23pt" fo:font-style="normal" fo:font-weight="bold" style:font-size-asian="23pt" style:font-style-asian="normal" style:font-weight-asian="bold" style:font-size-complex="23pt" style:font-style-complex="normal" style:font-weight-complex="bold"/>
    </style:style>
    <style:style style:name="P24" style:family="paragraph" style:parent-style-name="Standard">
      <style:paragraph-properties fo:line-height="150%" fo:text-align="justify" style:justify-single-word="false" fo:break-before="page"/>
      <style:text-properties style:font-name="Arial" fo:font-size="12pt" fo:font-style="normal" style:font-size-asian="12pt" style:font-style-asian="normal" style:font-size-complex="12pt" style:font-style-complex="normal"/>
    </style:style>
    <style:style style:name="P25" style:family="paragraph" style:parent-style-name="Standard">
      <style:paragraph-properties fo:line-height="150%" fo:text-align="justify" style:justify-single-word="false" fo:break-before="page"/>
      <style:text-properties style:font-name="Arial" fo:font-size="12pt" style:font-size-asian="12pt" style:font-size-complex="12pt"/>
    </style:style>
    <style:style style:name="P26" style:family="paragraph" style:parent-style-name="Standard">
      <style:paragraph-properties fo:line-height="150%" fo:text-align="center" style:justify-single-word="false" fo:break-before="page"/>
      <style:text-properties style:font-name="Arial" fo:font-size="23pt" fo:font-weight="bold" style:font-size-asian="23pt" style:font-weight-asian="bold" style:font-size-complex="23pt" style:font-weight-complex="bold"/>
    </style:style>
    <style:style style:name="P27" style:family="paragraph" style:parent-style-name="Standard" style:master-page-name="First_20_Page">
      <style:paragraph-properties fo:line-height="150%" fo:text-align="center" style:justify-single-word="false" style:page-number="auto"/>
      <style:text-properties style:font-name="Arial" fo:font-size="12pt" style:text-underline-style="solid" style:text-underline-width="auto" style:text-underline-color="font-color" style:font-size-asian="12pt" style:font-size-complex="12pt"/>
    </style:style>
    <style:style style:name="P28" style:family="paragraph" style:parent-style-name="Standard" style:master-page-name="Standard">
      <style:paragraph-properties fo:line-height="150%" fo:text-align="center" style:justify-single-word="false" style:page-number="1" fo:break-before="auto" fo:break-after="auto" style:shadow="none" style:vertical-align="middle">
        <style:tab-stops/>
      </style:paragraph-properties>
      <style:text-properties style:font-name="Arial" fo:font-size="23pt" fo:font-style="normal" fo:font-weight="bold" style:font-size-asian="23pt" style:font-style-asian="normal" style:font-weight-asian="bold" style:font-size-complex="23pt" style:font-style-complex="normal" style:font-weight-complex="bold"/>
    </style:style>
    <style:style style:name="P29" style:family="paragraph" style:parent-style-name="Standard" style:list-style-name="L1">
      <style:paragraph-properties fo:line-height="150%" fo:text-align="justify" style:justify-single-word="false"/>
      <style:text-properties style:font-name="Arial" fo:font-size="12pt" style:font-size-asian="12pt" style:font-size-complex="12pt"/>
    </style:style>
    <style:style style:name="P30" style:family="paragraph" style:parent-style-name="Standard" style:list-style-name="L2">
      <style:paragraph-properties fo:line-height="150%" fo:text-align="justify" style:justify-single-word="false"/>
      <style:text-properties style:font-name="Arial" fo:font-size="12pt" style:font-size-asian="12pt" style:font-size-complex="12pt"/>
    </style:style>
    <style:style style:name="P31" style:family="paragraph" style:parent-style-name="Standard" style:list-style-name="L3">
      <style:paragraph-properties fo:line-height="150%" fo:text-align="justify" style:justify-single-word="false"/>
      <style:text-properties style:font-name="Arial" fo:font-size="12pt" style:font-size-asian="12pt" style:font-size-complex="12pt"/>
    </style:style>
    <style:style style:name="P32" style:family="paragraph" style:parent-style-name="Standard" style:list-style-name="L4">
      <style:paragraph-properties fo:line-height="150%" fo:text-align="justify" style:justify-single-word="false"/>
      <style:text-properties style:font-name="Arial" fo:font-size="12pt" style:font-size-asian="12pt" style:font-size-complex="12pt"/>
    </style:style>
    <style:style style:name="P33" style:family="paragraph" style:parent-style-name="Standard" style:list-style-name="L5">
      <style:paragraph-properties fo:line-height="150%" fo:text-align="justify" style:justify-single-word="false"/>
      <style:text-properties style:font-name="Arial" fo:font-size="12pt" style:font-size-asian="12pt" style:font-size-complex="12pt"/>
    </style:style>
    <style:style style:name="P34" style:family="paragraph" style:parent-style-name="Standard" style:list-style-name="L8">
      <style:paragraph-properties fo:line-height="150%" fo:text-align="justify" style:justify-single-word="false"/>
      <style:text-properties style:font-name="Arial" fo:font-size="12pt" style:font-size-asian="12pt" style:font-size-complex="12pt"/>
    </style:style>
    <style:style style:name="P35" style:family="paragraph" style:parent-style-name="Standard" style:list-style-name="L9">
      <style:paragraph-properties fo:line-height="150%" fo:text-align="justify" style:justify-single-word="false"/>
      <style:text-properties style:font-name="Arial" fo:font-size="12pt" style:font-size-asian="12pt" style:font-size-complex="12pt"/>
    </style:style>
    <style:style style:name="P36" style:family="paragraph" style:parent-style-name="Standard" style:list-style-name="L12">
      <style:paragraph-properties fo:line-height="150%" fo:text-align="justify" style:justify-single-word="false"/>
      <style:text-properties style:font-name="Arial" fo:font-size="12pt" style:font-size-asian="12pt" style:font-size-complex="12pt"/>
    </style:style>
    <style:style style:name="P37" style:family="paragraph" style:parent-style-name="Standard" style:list-style-name="L13">
      <style:paragraph-properties fo:line-height="150%" fo:text-align="justify" style:justify-single-word="false"/>
      <style:text-properties style:font-name="Arial" fo:font-size="12pt" style:font-size-asian="12pt" style:font-size-complex="12pt"/>
    </style:style>
    <style:style style:name="P38" style:family="paragraph" style:parent-style-name="Standard" style:list-style-name="L14">
      <style:paragraph-properties fo:line-height="150%" fo:text-align="justify" style:justify-single-word="false"/>
      <style:text-properties style:font-name="Arial" fo:font-size="12pt" style:font-size-asian="12pt" style:font-size-complex="12pt"/>
    </style:style>
    <style:style style:name="P39" style:family="paragraph" style:parent-style-name="Standard" style:list-style-name="L15">
      <style:paragraph-properties fo:line-height="150%" fo:text-align="justify" style:justify-single-word="false"/>
      <style:text-properties style:font-name="Arial" fo:font-size="12pt" style:font-size-asian="12pt" style:font-size-complex="12pt"/>
    </style:style>
    <style:style style:name="P40" style:family="paragraph" style:parent-style-name="Standard" style:list-style-name="L16">
      <style:paragraph-properties fo:line-height="150%" fo:text-align="justify" style:justify-single-word="false"/>
      <style:text-properties style:font-name="Arial" fo:font-size="12pt" style:font-size-asian="12pt" style:font-size-complex="12pt"/>
    </style:style>
    <style:style style:name="P41" style:family="paragraph" style:parent-style-name="Standard" style:list-style-name="L17">
      <style:paragraph-properties fo:line-height="150%" fo:text-align="justify" style:justify-single-word="false"/>
      <style:text-properties style:font-name="Arial" fo:font-size="12pt" style:font-size-asian="12pt" style:font-size-complex="12pt"/>
    </style:style>
    <style:style style:name="P42" style:family="paragraph" style:parent-style-name="Standard" style:list-style-name="L18">
      <style:paragraph-properties fo:line-height="150%" fo:text-align="justify" style:justify-single-word="false"/>
      <style:text-properties style:font-name="Arial" fo:font-size="12pt" style:font-size-asian="12pt" style:font-size-complex="12pt"/>
    </style:style>
    <style:style style:name="P43" style:family="paragraph" style:parent-style-name="Standard" style:list-style-name="L19">
      <style:paragraph-properties fo:line-height="150%" fo:text-align="justify" style:justify-single-word="false"/>
      <style:text-properties style:font-name="Arial" fo:font-size="12pt" style:font-size-asian="12pt" style:font-size-complex="12pt"/>
    </style:style>
    <style:style style:name="P44" style:family="paragraph" style:parent-style-name="Standard" style:list-style-name="L20">
      <style:paragraph-properties fo:line-height="150%" fo:text-align="justify" style:justify-single-word="false"/>
      <style:text-properties style:font-name="Arial" fo:font-size="12pt" style:font-size-asian="12pt" style:font-size-complex="12pt"/>
    </style:style>
    <style:style style:name="P45" style:family="paragraph" style:parent-style-name="Standard" style:list-style-name="L21">
      <style:paragraph-properties fo:line-height="150%" fo:text-align="justify" style:justify-single-word="false"/>
      <style:text-properties style:font-name="Arial" fo:font-size="12pt" style:font-size-asian="12pt" style:font-size-complex="12pt"/>
    </style:style>
    <style:style style:name="P46" style:family="paragraph" style:parent-style-name="Standard" style:list-style-name="L22">
      <style:paragraph-properties fo:line-height="150%" fo:text-align="justify" style:justify-single-word="false"/>
      <style:text-properties style:font-name="Arial" fo:font-size="12pt" style:font-size-asian="12pt" style:font-size-complex="12pt"/>
    </style:style>
    <style:style style:name="P47" style:family="paragraph" style:parent-style-name="Standard" style:list-style-name="L23">
      <style:paragraph-properties fo:line-height="150%" fo:text-align="justify" style:justify-single-word="false"/>
      <style:text-properties style:font-name="Arial" fo:font-size="12pt" style:font-size-asian="12pt" style:font-size-complex="12pt"/>
    </style:style>
    <style:style style:name="P48" style:family="paragraph" style:parent-style-name="Standard" style:list-style-name="L35">
      <style:paragraph-properties fo:line-height="150%" fo:text-align="justify" style:justify-single-word="false"/>
      <style:text-properties style:font-name="Arial" fo:font-size="12pt" style:font-size-asian="12pt" style:font-size-complex="12pt"/>
    </style:style>
    <style:style style:name="P49" style:family="paragraph" style:parent-style-name="Standard" style:list-style-name="L36">
      <style:paragraph-properties fo:line-height="150%" fo:text-align="justify" style:justify-single-word="false"/>
      <style:text-properties style:font-name="Arial" fo:font-size="12pt" style:font-size-asian="12pt" style:font-size-complex="12pt"/>
    </style:style>
    <style:style style:name="P50" style:family="paragraph" style:parent-style-name="Standard" style:list-style-name="L37">
      <style:paragraph-properties fo:line-height="150%" fo:text-align="justify" style:justify-single-word="false"/>
      <style:text-properties style:font-name="Arial" fo:font-size="12pt" style:font-size-asian="12pt" style:font-size-complex="12pt"/>
    </style:style>
    <style:style style:name="P51" style:family="paragraph" style:parent-style-name="Standard" style:list-style-name="L38">
      <style:paragraph-properties fo:line-height="150%" fo:text-align="justify" style:justify-single-word="false"/>
      <style:text-properties style:font-name="Arial" fo:font-size="12pt" style:font-size-asian="12pt" style:font-size-complex="12pt"/>
    </style:style>
    <style:style style:name="P52" style:family="paragraph" style:parent-style-name="Standard" style:list-style-name="L39">
      <style:paragraph-properties fo:line-height="150%" fo:text-align="justify" style:justify-single-word="false"/>
      <style:text-properties style:font-name="Arial" fo:font-size="12pt" style:font-size-asian="12pt" style:font-size-complex="12pt"/>
    </style:style>
    <style:style style:name="P53" style:family="paragraph" style:parent-style-name="Standard" style:list-style-name="L6">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54" style:family="paragraph" style:parent-style-name="Standard" style:list-style-name="L7">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55" style:family="paragraph" style:parent-style-name="Standard" style:list-style-name="L10">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56" style:family="paragraph" style:parent-style-name="Standard" style:list-style-name="L25">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7" style:family="paragraph" style:parent-style-name="Standard" style:list-style-name="L26">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8" style:family="paragraph" style:parent-style-name="Standard" style:list-style-name="L27">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59" style:family="paragraph" style:parent-style-name="Standard" style:list-style-name="L28">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0" style:family="paragraph" style:parent-style-name="Standard" style:list-style-name="L29">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1" style:family="paragraph" style:parent-style-name="Standard" style:list-style-name="L30">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2" style:family="paragraph" style:parent-style-name="Standard" style:list-style-name="L31">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3" style:family="paragraph" style:parent-style-name="Standard" style:list-style-name="L32">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4" style:family="paragraph" style:parent-style-name="Standard" style:list-style-name="L33">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5" style:family="paragraph" style:parent-style-name="Standard" style:list-style-name="L34">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66" style:family="paragraph" style:parent-style-name="Standard" style:list-style-name="L24">
      <style:paragraph-properties fo:line-height="150%" fo:text-align="justify"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67" style:family="paragraph" style:parent-style-name="Standard" style:list-style-name="L11">
      <style:paragraph-properties fo:line-height="150%" fo:text-align="justify" style:justify-single-word="false" fo:break-before="page"/>
      <style:text-properties style:font-name="Arial" fo:font-size="12pt" style:font-size-asian="12pt" style:font-size-complex="12pt"/>
    </style:style>
    <style:style style:name="P68" style:family="paragraph" style:parent-style-name="Standard" style:list-style-name="L40">
      <style:paragraph-properties fo:line-height="150%" fo:text-align="justify" style:justify-single-word="false" fo:break-before="page"/>
      <style:text-properties style:font-name="Arial" fo:font-size="12pt" style:font-size-asian="12pt" style:font-size-complex="12pt"/>
    </style:style>
    <style:style style:name="P69" style:family="paragraph" style:parent-style-name="Standard" style:list-style-name="L24">
      <style:paragraph-properties fo:margin-left="6.253cm" fo:margin-right="0cm" fo:line-height="150%" fo:text-align="justify" style:justify-single-word="false" fo:text-indent="-0.635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 style:family="text">
      <style:text-properties style:font-style-asian="normal" style:font-style-complex="normal"/>
    </style:style>
    <style:style style:name="T2" style:family="text">
      <style:text-properties fo:font-variant="normal" fo:text-transform="none" fo:color="#222222" fo:letter-spacing="normal" fo:font-style="normal" fo:font-weight="normal"/>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ÉVALUATION DE L’AVANCÉE DES TRAVAUX DU MÉMOIRE </text:p>
      <text:p text:style-name="P11"/>
      <text:p text:style-name="P13">École de sages-femmes de Strasbourg</text:p>
      <text:p text:style-name="P13">Année universitaire 2014-2015</text:p>
      <text:p text:style-name="P13">4ème Année S2</text:p>
      <text:p text:style-name="P13"/>
      <text:p text:style-name="P14"/>
      <text:p text:style-name="P14"/>
      <text:p text:style-name="P13"/>
      <text:p text:style-name="P13"/>
      <text:p text:style-name="P13"/>
      <text:p text:style-name="P13"/>
      <text:p text:style-name="P13">Étudiante : ORTH Sarah</text:p>
      <text:p text:style-name="P13">Directrice de mémoire : Mme Le Morzédec </text:p>
      <text:p text:style-name="P15">Codirectrice de mémoire : Mme Hamann</text:p>
      <text:p text:style-name="P28"/>
      <text:p text:style-name="P23"/>
      <text:p text:style-name="P23"/>
      <text:p text:style-name="P23"/>
      <text:p text:style-name="P23"/>
      <text:p text:style-name="P23"/>
      <text:p text:style-name="P23"/>
      <text:p text:style-name="P23"/>
      <text:p text:style-name="P23"/>
      <text:p text:style-name="P23">INTRODUCTION</text:p>
      <text:p text:style-name="P24"/>
      <text:p text:style-name="P17"><text:tab/>Le végétarisme est un régime alimentaire qui consiste à exclure, à différents degrés, la consommation de chaires et produits d'origines animales. On peut distinguer plusieurs types de végétarisme en fonction des aliments exclus :</text:p>
      <text:list xml:id="list7257019548286756188" text:style-name="L1">
        <text:list-item>
          <text:p text:style-name="P29"><text:span text:style-name="T1">l'ovo-lacto-végétarisme est le régime végétarien occidental le plus fréquemment pratiqué, et consiste en </text:span>l'éviction de viande et de poisson tout en maintenant la consommation d’œufs et de produits laitiers ;</text:p>
        </text:list-item>
        <text:list-item>
          <text:p text:style-name="P29">le pesco-végétarisme est un régime lacto-ovo-végétarien auquel est ajouté la consommation de poisson.</text:p>
        </text:list-item>
        <text:list-item>
          <text:p text:style-name="P29">le lacto-végétarisme : sont exclus les viandes, les poissons, les produits de la mer et les œufs. La consommation de produits laitiers est autorisée</text:p>
        </text:list-item>
        <text:list-item>
          <text:p text:style-name="P29">l'ovo-végétarisme : l'individu pratiquant ce régime exclu de son alimentation les viandes, les poissons, les produits de la mer et les produits laitiers mais consomme des œufs.</text:p>
        </text:list-item>
        <text:list-item>
          <text:p text:style-name="P29">Le végétalisme est un régime constitué uniquement d’aliments issus du monde végétal.</text:p>
        </text:list-item>
      </text:list>
      <text:p text:style-name="P14">Nous pouvons également évoqué le veganisme qui est décrit comme<text:span text:style-name="T2"> un mode de vie fondé sur le refus de l'exploitation et de la cruauté envers les animaux. Au-delà de l'adoption d'un régime alimentaire végétalien, le véganisme exclut la consommation de tout produit issu des animaux, de leur exploitation ou testé sur eux. Le veganisme représente donc une idéologie à part entière plus qu'un régime alimentaire.</text:span></text:p>
      <text:p text:style-name="P21"/>
      <text:p text:style-name="P14">Le tableau ci-dessous récapitule les différentes caractéristiques des différents régimes végétariens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6"/>
          </table:table-cell>
          <table:table-cell table:style-name="Tableau1.A1" office:value-type="string">
            <text:p text:style-name="P6">Pesco-végétarisme</text:p>
          </table:table-cell>
          <table:table-cell table:style-name="Tableau1.A1" office:value-type="string">
            <text:p text:style-name="P6">Ovo-lacto-végétarisme</text:p>
          </table:table-cell>
          <table:table-cell table:style-name="Tableau1.A1" office:value-type="string">
            <text:p text:style-name="P6">Lacto-végétarisme</text:p>
          </table:table-cell>
          <table:table-cell table:style-name="Tableau1.A1" office:value-type="string">
            <text:p text:style-name="P6">Ovo-végétarisme</text:p>
          </table:table-cell>
          <table:table-cell table:style-name="Tableau1.F1" office:value-type="string">
            <text:p text:style-name="P6">Végétalisme</text:p>
          </table:table-cell>
        </table:table-row>
        <table:table-row>
          <table:table-cell table:style-name="Tableau1.A2" office:value-type="string">
            <text:p text:style-name="P6">Viande</text:p>
          </table:table-cell>
          <table:table-cell table:style-name="Tableau1.B2" office:value-type="string">
            <text:p text:style-name="P7">Non</text:p>
          </table:table-cell>
          <table:table-cell table:style-name="Tableau1.B2" office:value-type="string">
            <text:p text:style-name="P7">Non</text:p>
          </table:table-cell>
          <table:table-cell table:style-name="Tableau1.B2" office:value-type="string">
            <text:p text:style-name="P7">Non</text:p>
          </table:table-cell>
          <table:table-cell table:style-name="Tableau1.B2" office:value-type="string">
            <text:p text:style-name="P7">Non</text:p>
          </table:table-cell>
          <table:table-cell table:style-name="Tableau1.F2" office:value-type="string">
            <text:p text:style-name="P7">Non</text:p>
          </table:table-cell>
        </table:table-row>
        <table:table-row>
          <table:table-cell table:style-name="Tableau1.A2" office:value-type="string">
            <text:p text:style-name="P6">Poisson</text:p>
          </table:table-cell>
          <table:table-cell table:style-name="Tableau1.B2" office:value-type="string">
            <text:p text:style-name="P7">Oui</text:p>
          </table:table-cell>
          <table:table-cell table:style-name="Tableau1.B2" office:value-type="string">
            <text:p text:style-name="P7">Non</text:p>
          </table:table-cell>
          <table:table-cell table:style-name="Tableau1.B2" office:value-type="string">
            <text:p text:style-name="P7">Non</text:p>
          </table:table-cell>
          <table:table-cell table:style-name="Tableau1.B2" office:value-type="string">
            <text:p text:style-name="P7">Non</text:p>
          </table:table-cell>
          <table:table-cell table:style-name="Tableau1.F2" office:value-type="string">
            <text:p text:style-name="P7">Non</text:p>
          </table:table-cell>
        </table:table-row>
        <table:table-row>
          <table:table-cell table:style-name="Tableau1.A2" office:value-type="string">
            <text:p text:style-name="P6">Œuf</text:p>
          </table:table-cell>
          <table:table-cell table:style-name="Tableau1.B2" office:value-type="string">
            <text:p text:style-name="P7">Oui</text:p>
          </table:table-cell>
          <table:table-cell table:style-name="Tableau1.B2" office:value-type="string">
            <text:p text:style-name="P7">Oui</text:p>
          </table:table-cell>
          <table:table-cell table:style-name="Tableau1.B2" office:value-type="string">
            <text:p text:style-name="P7">Non</text:p>
          </table:table-cell>
          <table:table-cell table:style-name="Tableau1.B2" office:value-type="string">
            <text:p text:style-name="P7">Oui</text:p>
          </table:table-cell>
          <table:table-cell table:style-name="Tableau1.F2" office:value-type="string">
            <text:p text:style-name="P7">Non</text:p>
          </table:table-cell>
        </table:table-row>
        <table:table-row>
          <table:table-cell table:style-name="Tableau1.A2" office:value-type="string">
            <text:p text:style-name="P6">Lait et dérivés</text:p>
          </table:table-cell>
          <table:table-cell table:style-name="Tableau1.B2" office:value-type="string">
            <text:p text:style-name="P7">Oui</text:p>
          </table:table-cell>
          <table:table-cell table:style-name="Tableau1.B2" office:value-type="string">
            <text:p text:style-name="P7">Oui</text:p>
          </table:table-cell>
          <table:table-cell table:style-name="Tableau1.B2" office:value-type="string">
            <text:p text:style-name="P7">Oui</text:p>
          </table:table-cell>
          <table:table-cell table:style-name="Tableau1.B2" office:value-type="string">
            <text:p text:style-name="P7">Non</text:p>
          </table:table-cell>
          <table:table-cell table:style-name="Tableau1.F2" office:value-type="string">
            <text:p text:style-name="P7">Non</text:p>
          </table:table-cell>
        </table:table-row>
      </table:table>
      <text:p text:style-name="P14"/>
      <text:p text:style-name="P14"/>
      <text:p text:style-name="P14"><text:soft-page-break/>Actuellement, le végétarisme, quel qu'il soit, gagne en popularité dans notre société, constamment en quête de santé, de retour vers le naturel, de « biologique ». De nombreux aliments spécialement étiquetés « végétariens » ou « végétalien » pullulent, et les restaurants se mettent à l'air du tout végétale. </text:p>
      <text:p text:style-name="P14">Néanmoins, peu de chiffres existent quant au nombre de personnes s'alimentant ainsi, étant donné la diversité des régimes végétariens. Les sources diffèrent et vont de 1% à 3% de la population française, contre 5 à 9% en Allemagne. </text:p>
      <text:p text:style-name="P14"/>
      <text:p text:style-name="P14">Les raisons mises en avant quant à l'adoption d'un régime végétarien sont de différents ordres :</text:p>
      <text:list xml:id="list6622361702695789897" text:style-name="L2">
        <text:list-item>
          <text:p text:style-name="P30">Il y a tout d'abord la cause éthique. La souffrance animale est en effet l'une des raisons la plus mise en avant par les végétariens. Ces derniers pointent du doigt aussi bien les conditions de vie lors de l'élevage que lors de l'abattage des animaux ;</text:p>
        </text:list-item>
        <text:list-item>
          <text:p text:style-name="P30">Certaines religions prônent également l'adoption d'un tel régime. Il en est particulièrement le cas pour l'hindouisme, religion que l'on retrouve essentiellement en Inde et où la population végétarienne est estimée à 25% de la population du pays ; </text:p>
        </text:list-item>
        <text:list-item>
          <text:p text:style-name="P30">Des causes écologiques sont également mises en avant. La grande quantité d'eau nécessaire à la production du bétail, mais aussi la polution que celui-ci engendre, sont des arguments en faveur du végétarisme ;</text:p>
        </text:list-item>
        <text:list-item>
          <text:p text:style-name="P30">Les bienfaits que le végétarisme présente pour la santé sont aussi une des raisons qui pousse à l'adoption d'un tel régime. En effet, des études ont prouvés qu'un régime de type végétarien pouvait aider à diminuer l'incidence des maladies cardiovasculaires, du diabète de type 2 ou encore de l'obésité. <text:reference-mark-start text:name="ZOTERO_ITEM CSL_CITATION {&quot;citationID&quot;:&quot;fdUZvt8Y&quot;,&quot;properties&quot;:{&quot;formattedCitation&quot;:&quot;(1)&quot;,&quot;plainCitation&quot;:&quot;(1)&quot;},&quot;citationItems&quot;:[{&quot;id&quot;:126,&quot;uris&quot;:[&quot;http://zotero.org/users/1901703/items/V3U4749D&quot;],&quot;uri&quot;:[&quot;http://zotero.org/users/1901703/items/V3U4749D&quot;],&quot;itemData&quot;:{&quot;id&quot;:126,&quot;type&quot;:&quot;article-journal&quot;,&quot;title&quot;:&quot;L’alimentation végétarienne&quot;,&quot;abstract&quot;:&quot;Médecine des maladies Métaboliques - Vol. 7 - N° 2 - p. 109-113&quot;,&quot;language&quot;:&quot;FR&quot;,&quot;author&quot;:[{&quot;family&quot;:&quot;Lamisse&quot;,&quot;given&quot;:&quot;F.&quot;}],&quot;issued&quot;:{&quot;date-parts&quot;:[[&quot;2013&quot;,3,7]]},&quot;accessed&quot;:{&quot;date-parts&quot;:[[&quot;2015&quot;,3,27]]}}}],&quot;schema&quot;:&quot;https://github.com/citation-style-language/schema/raw/master/csl-citation.json&quot;} RNDOVa9AeIMon"/>(1)<text:reference-mark-end text:name="ZOTERO_ITEM CSL_CITATION {&quot;citationID&quot;:&quot;fdUZvt8Y&quot;,&quot;properties&quot;:{&quot;formattedCitation&quot;:&quot;(1)&quot;,&quot;plainCitation&quot;:&quot;(1)&quot;},&quot;citationItems&quot;:[{&quot;id&quot;:126,&quot;uris&quot;:[&quot;http://zotero.org/users/1901703/items/V3U4749D&quot;],&quot;uri&quot;:[&quot;http://zotero.org/users/1901703/items/V3U4749D&quot;],&quot;itemData&quot;:{&quot;id&quot;:126,&quot;type&quot;:&quot;article-journal&quot;,&quot;title&quot;:&quot;L’alimentation végétarienne&quot;,&quot;abstract&quot;:&quot;Médecine des maladies Métaboliques - Vol. 7 - N° 2 - p. 109-113&quot;,&quot;language&quot;:&quot;FR&quot;,&quot;author&quot;:[{&quot;family&quot;:&quot;Lamisse&quot;,&quot;given&quot;:&quot;F.&quot;}],&quot;issued&quot;:{&quot;date-parts&quot;:[[&quot;2013&quot;,3,7]]},&quot;accessed&quot;:{&quot;date-parts&quot;:[[&quot;2015&quot;,3,27]]}}}],&quot;schema&quot;:&quot;https://github.com/citation-style-language/schema/raw/master/csl-citation.json&quot;} RNDOVa9AeIMon"/>. </text:p>
        </text:list-item>
      </text:list>
      <text:p text:style-name="P14"/>
      <text:p text:style-name="P14">Mais si ce régime alimentaire présente des bienfaits, il est également plus susceptible d'engendrer des carences, du fait de la faible proportion de certains micronutriments et macronutriments dans le monde végétale. Les carences les plus fréquemment retrouvées sont celles en fer, en vitamine D, ou encore en vitamine B12 <text:reference-mark-start text:name="ZOTERO_ITEM CSL_CITATION {&quot;citationID&quot;:&quot;YYPpTj2f&quot;,&quot;properties&quot;:{&quot;formattedCitation&quot;:&quot;(1)&quot;,&quot;plainCitation&quot;:&quot;(1)&quot;},&quot;citationItems&quot;:[{&quot;id&quot;:126,&quot;uris&quot;:[&quot;http://zotero.org/users/1901703/items/V3U4749D&quot;],&quot;uri&quot;:[&quot;http://zotero.org/users/1901703/items/V3U4749D&quot;],&quot;itemData&quot;:{&quot;id&quot;:126,&quot;type&quot;:&quot;article-journal&quot;,&quot;title&quot;:&quot;L’alimentation végétarienne&quot;,&quot;abstract&quot;:&quot;Médecine des maladies Métaboliques - Vol. 7 - N° 2 - p. 109-113&quot;,&quot;language&quot;:&quot;FR&quot;,&quot;author&quot;:[{&quot;family&quot;:&quot;Lamisse&quot;,&quot;given&quot;:&quot;F.&quot;}],&quot;issued&quot;:{&quot;date-parts&quot;:[[&quot;2013&quot;,3,7]]},&quot;accessed&quot;:{&quot;date-parts&quot;:[[&quot;2015&quot;,3,27]]}}}],&quot;schema&quot;:&quot;https://github.com/citation-style-language/schema/raw/master/csl-citation.json&quot;} RND8B4NEQV4PQ"/>(1)<text:reference-mark-end text:name="ZOTERO_ITEM CSL_CITATION {&quot;citationID&quot;:&quot;YYPpTj2f&quot;,&quot;properties&quot;:{&quot;formattedCitation&quot;:&quot;(1)&quot;,&quot;plainCitation&quot;:&quot;(1)&quot;},&quot;citationItems&quot;:[{&quot;id&quot;:126,&quot;uris&quot;:[&quot;http://zotero.org/users/1901703/items/V3U4749D&quot;],&quot;uri&quot;:[&quot;http://zotero.org/users/1901703/items/V3U4749D&quot;],&quot;itemData&quot;:{&quot;id&quot;:126,&quot;type&quot;:&quot;article-journal&quot;,&quot;title&quot;:&quot;L’alimentation végétarienne&quot;,&quot;abstract&quot;:&quot;Médecine des maladies Métaboliques - Vol. 7 - N° 2 - p. 109-113&quot;,&quot;language&quot;:&quot;FR&quot;,&quot;author&quot;:[{&quot;family&quot;:&quot;Lamisse&quot;,&quot;given&quot;:&quot;F.&quot;}],&quot;issued&quot;:{&quot;date-parts&quot;:[[&quot;2013&quot;,3,7]]},&quot;accessed&quot;:{&quot;date-parts&quot;:[[&quot;2015&quot;,3,27]]}}}],&quot;schema&quot;:&quot;https://github.com/citation-style-language/schema/raw/master/csl-citation.json&quot;} RND8B4NEQV4PQ"/>.</text:p>
      <text:p text:style-name="P14"><text:soft-page-break/>L'allaitement est une pratique en pleine essors, puisqu'en France métropolitaine, selon l'étude Elfe menée en 2011, plus des deux-tiers des nourrissons (70,5%) recevaient du lait maternel à la maternité, dont 59,0% de façon exclusive et 11,5% en association avec des préparations pour nourrissons <text:reference-mark-start text:name="ZOTERO_ITEM CSL_CITATION {&quot;citationID&quot;:&quot;2qLj5Rd9&quot;,&quot;properties&quot;:{&quot;formattedCitation&quot;:&quot;(2)&quot;,&quot;plainCitation&quot;:&quot;(2)&quot;},&quot;citationItems&quot;:[{&quot;id&quot;:333,&quot;uris&quot;:[&quot;http://zotero.org/users/1901703/items/AGVFRMMB&quot;],&quot;uri&quot;:[&quot;http://zotero.org/users/1901703/items/AGVFRMMB&quot;],&quot;itemData&quot;:{&quot;id&quot;:333,&quot;type&quot;:&quot;article-journal&quot;,&quot;title&quot;:&quot;Prévalence de l'allaitement à la maternité selon les caractéristiques des parents et les conditions de l'accouchement, résultats de l'enquête Elfe maternité, France métropolitaine, 2011.&quot;,&quot;author&quot;:[{&quot;family&quot;:&quot;C. Kersuzan&quot;,&quot;given&quot;:&quot;&quot;},{&quot;family&quot;:&quot;S. Gojard&quot;,&quot;given&quot;:&quot;&quot;},{&quot;family&quot;:&quot;C. Tichit&quot;,&quot;given&quot;:&quot;&quot;}],&quot;issued&quot;:{&quot;date-parts&quot;:[[&quot;2014&quot;,6,17]]}}}],&quot;schema&quot;:&quot;https://github.com/citation-style-language/schema/raw/master/csl-citation.json&quot;} RNDJQ5mbkqez7"/>(2)<text:reference-mark-end text:name="ZOTERO_ITEM CSL_CITATION {&quot;citationID&quot;:&quot;2qLj5Rd9&quot;,&quot;properties&quot;:{&quot;formattedCitation&quot;:&quot;(2)&quot;,&quot;plainCitation&quot;:&quot;(2)&quot;},&quot;citationItems&quot;:[{&quot;id&quot;:333,&quot;uris&quot;:[&quot;http://zotero.org/users/1901703/items/AGVFRMMB&quot;],&quot;uri&quot;:[&quot;http://zotero.org/users/1901703/items/AGVFRMMB&quot;],&quot;itemData&quot;:{&quot;id&quot;:333,&quot;type&quot;:&quot;article-journal&quot;,&quot;title&quot;:&quot;Prévalence de l'allaitement à la maternité selon les caractéristiques des parents et les conditions de l'accouchement, résultats de l'enquête Elfe maternité, France métropolitaine, 2011.&quot;,&quot;author&quot;:[{&quot;family&quot;:&quot;C. Kersuzan&quot;,&quot;given&quot;:&quot;&quot;},{&quot;family&quot;:&quot;S. Gojard&quot;,&quot;given&quot;:&quot;&quot;},{&quot;family&quot;:&quot;C. Tichit&quot;,&quot;given&quot;:&quot;&quot;}],&quot;issued&quot;:{&quot;date-parts&quot;:[[&quot;2014&quot;,6,17]]}}}],&quot;schema&quot;:&quot;https://github.com/citation-style-language/schema/raw/master/csl-citation.json&quot;} RNDJQ5mbkqez7"/>. </text:p>
      <text:p text:style-name="P14">Mais si il est défini comme un moyen pratique, économique et surtout sain pour l'enfant par l'OMS, il faut garder à l'esprit que l'allaitement maternel représente une période particulièrement importante, et que la femme a tout intérêt à adopter un régime alimentaire qui couvre ses besoins et ceux de son enfant. En effet, plusieurs études ont démontrés que l'alimentation impactait la composition nutritionnelle du lait maternel. Dans un article de Ares Segura et al, les différents nutriments dépendant de l'alimentation maternel y sont spécifiés. Ainsi, la composition du lait maternel en glucides, protéines, graisses, calcium et fer ne varie que très peu en fonction du régime alimentaire adopté par la mère, et ce même si cette dernière en est déficiente. A l'inverse, <text:s text:c="2"/>une alimentation carencée en thiamine, en vitamine D et A, ou encore en vitamine B12, entraînera un déficit de ces mêmes vitamines dans le lait maternel <text:reference-mark-start text:name="ZOTERO_ITEM CSL_CITATION {&quot;citationID&quot;:&quot;2ikfah4nn6&quot;,&quot;properties&quot;:{&quot;formattedCitation&quot;:&quot;(3)&quot;,&quot;plainCitation&quot;:&quot;(3)&quot;},&quot;citationItems&quot;:[{&quot;id&quot;:325,&quot;uris&quot;:[&quot;http://zotero.org/users/1901703/items/RWQHEMS5&quot;],&quot;uri&quot;:[&quot;http://zotero.org/users/1901703/items/RWQHEMS5&quot;],&quot;itemData&quot;:{&quot;id&quot;:325,&quot;type&quot;:&quot;article-journal&quot;,&quot;title&quot;:&quot;[The importance of maternal nutrition during breastfeeding: Do breastfeeding mothers need nutritional supplements?]&quot;,&quot;container-title&quot;:&quot;Anales De Pediatria (Barcelona, Spain: 2003)&quot;,&quot;source&quot;:&quot;PubMed&quot;,&quot;abstract&quot;:&quot;Breastmilk is the best food for newborns and infants. The nutritional stores of a lactating woman may be more or less depleted as a result of the pregnancy and the loss of blood during childbirth. Lactation raises nutrient needs, mainly because of the loss of nutrients, first through colostrum and then through breastmilk. Breastmilk volume varies widely. The nutrients present in this milk come from the diet of the mother or from her nutrient reserves. The conversion of nutrients in food to nutrients in breastmilk is not complete. To have good nutritional status the breastfeeding woman has to increase nutrient intake. Human breastmilk has a fairly constant composition, and is only selectively affected by the diet of the mother. The fat content of breastmilk varies somewhat. The carbohydrate, protein, fat, calcium and iron contents do not change much, even if the mother is short of these in her diet. A mother whose diet is deficient in thiamine and vitamins A and D, however, produces less of these in her milk. The mother should be given advice on consuming a mixed diet. At each postnatal visit, both the mother and the baby should be examined, and advice on the diets of both mother and infant should be provided. A satisfactory gain in the infant's weight is the best way to judge the adequacy of the diet of the infant. Mothers should not receive less than 1800 calories per day.&quot;,&quot;DOI&quot;:&quot;10.1016/j.anpedi.2015.07.024&quot;,&quot;ISSN&quot;:&quot;1695-9531&quot;,&quot;note&quot;:&quot;PMID: 26383056&quot;,&quot;shortTitle&quot;:&quot;[The importance of maternal nutrition during breastfeeding&quot;,&quot;journalAbbreviation&quot;:&quot;An Pediatr (Barc)&quot;,&quot;language&quot;:&quot;SPA&quot;,&quot;author&quot;:[{&quot;family&quot;:&quot;Ares Segura&quot;,&quot;given&quot;:&quot;S.&quot;},{&quot;family&quot;:&quot;Arena Ansótegui&quot;,&quot;given&quot;:&quot;J.&quot;},{&quot;family&quot;:&quot;Díaz-Gómez&quot;,&quot;given&quot;:&quot;N. M.&quot;},{&quot;family&quot;:&quot;en representación del Comité de Lactancia Materna de la Asociación Española de Pediatría&quot;,&quot;given&quot;:&quot;&quot;}],&quot;issued&quot;:{&quot;date-parts&quot;:[[&quot;2015&quot;,9,14]]},&quot;PMID&quot;:&quot;26383056&quot;}}],&quot;schema&quot;:&quot;https://github.com/citation-style-language/schema/raw/master/csl-citation.json&quot;} RNDhyICbLgbAn"/>(3)<text:reference-mark-end text:name="ZOTERO_ITEM CSL_CITATION {&quot;citationID&quot;:&quot;2ikfah4nn6&quot;,&quot;properties&quot;:{&quot;formattedCitation&quot;:&quot;(3)&quot;,&quot;plainCitation&quot;:&quot;(3)&quot;},&quot;citationItems&quot;:[{&quot;id&quot;:325,&quot;uris&quot;:[&quot;http://zotero.org/users/1901703/items/RWQHEMS5&quot;],&quot;uri&quot;:[&quot;http://zotero.org/users/1901703/items/RWQHEMS5&quot;],&quot;itemData&quot;:{&quot;id&quot;:325,&quot;type&quot;:&quot;article-journal&quot;,&quot;title&quot;:&quot;[The importance of maternal nutrition during breastfeeding: Do breastfeeding mothers need nutritional supplements?]&quot;,&quot;container-title&quot;:&quot;Anales De Pediatria (Barcelona, Spain: 2003)&quot;,&quot;source&quot;:&quot;PubMed&quot;,&quot;abstract&quot;:&quot;Breastmilk is the best food for newborns and infants. The nutritional stores of a lactating woman may be more or less depleted as a result of the pregnancy and the loss of blood during childbirth. Lactation raises nutrient needs, mainly because of the loss of nutrients, first through colostrum and then through breastmilk. Breastmilk volume varies widely. The nutrients present in this milk come from the diet of the mother or from her nutrient reserves. The conversion of nutrients in food to nutrients in breastmilk is not complete. To have good nutritional status the breastfeeding woman has to increase nutrient intake. Human breastmilk has a fairly constant composition, and is only selectively affected by the diet of the mother. The fat content of breastmilk varies somewhat. The carbohydrate, protein, fat, calcium and iron contents do not change much, even if the mother is short of these in her diet. A mother whose diet is deficient in thiamine and vitamins A and D, however, produces less of these in her milk. The mother should be given advice on consuming a mixed diet. At each postnatal visit, both the mother and the baby should be examined, and advice on the diets of both mother and infant should be provided. A satisfactory gain in the infant's weight is the best way to judge the adequacy of the diet of the infant. Mothers should not receive less than 1800 calories per day.&quot;,&quot;DOI&quot;:&quot;10.1016/j.anpedi.2015.07.024&quot;,&quot;ISSN&quot;:&quot;1695-9531&quot;,&quot;note&quot;:&quot;PMID: 26383056&quot;,&quot;shortTitle&quot;:&quot;[The importance of maternal nutrition during breastfeeding&quot;,&quot;journalAbbreviation&quot;:&quot;An Pediatr (Barc)&quot;,&quot;language&quot;:&quot;SPA&quot;,&quot;author&quot;:[{&quot;family&quot;:&quot;Ares Segura&quot;,&quot;given&quot;:&quot;S.&quot;},{&quot;family&quot;:&quot;Arena Ansótegui&quot;,&quot;given&quot;:&quot;J.&quot;},{&quot;family&quot;:&quot;Díaz-Gómez&quot;,&quot;given&quot;:&quot;N. M.&quot;},{&quot;family&quot;:&quot;en representación del Comité de Lactancia Materna de la Asociación Española de Pediatría&quot;,&quot;given&quot;:&quot;&quot;}],&quot;issued&quot;:{&quot;date-parts&quot;:[[&quot;2015&quot;,9,14]]},&quot;PMID&quot;:&quot;26383056&quot;}}],&quot;schema&quot;:&quot;https://github.com/citation-style-language/schema/raw/master/csl-citation.json&quot;} RNDhyICbLgbAn"/>. </text:p>
      <text:p text:style-name="P14">Ces carences peuvent alors engendrer de lourdes conséquences puisque, privé de certains nutriments, le bon développement de l'enfant n'est plus garantit. Nous retrouvons dans la littérature des cas de stagnation pondérale, de régression psychomotrice ou encore d'atrophie cérébrale <text:reference-mark-start text:name="ZOTERO_ITEM CSL_CITATION {&quot;citationID&quot;:&quot;upthbjkai&quot;,&quot;properties&quot;:{&quot;formattedCitation&quot;:&quot;(4,5)&quot;,&quot;plainCitation&quot;:&quot;(4,5)&quot;},&quot;citationItems&quot;:[{&quot;id&quot;:107,&quot;uris&quot;:[&quot;http://zotero.org/users/1901703/items/Q4GDXP2Q&quot;],&quot;uri&quot;:[&quot;http://zotero.org/users/1901703/items/Q4GDXP2Q&quot;],&quot;itemData&quot;:{&quot;id&quot;:107,&quot;type&quot;:&quot;article-journal&quot;,&quot;title&quot;:&quot;B vitamins in breast milk: relative importance of maternal status and intake, and effects on infant status and function&quot;,&quot;container-title&quot;:&quot;Advances in Nutrition (Bethesda, Md.)&quot;,&quot;page&quot;:&quot;362-369&quot;,&quot;volume&quot;:&quot;3&quot;,&quot;issue&quot;:&quot;3&quot;,&quot;source&quot;:&quot;PubMed&quot;,&quot;abstract&quot;:&quot;Infants should be exclusively breastfed for the first 6 mo of life. However, maternal deficiency of some micronutrients, conveniently classified as Group I micronutrients during lactation, can result in low concentrations in breast milk and subsequent infant deficiency preventable by improving maternal status. This article uses thiamin, riboflavin, vitamin B-6, vitamin B-12, and choline as examples and reviews the evidence for risk of inadequate intakes by infants in the first 6 mo of life. Folate, a Group II micronutrient, is included for comparison. Information is presented on forms and concentrations in human milk, analytical methods, the basis of current recommended intakes for infants and lactating women, and effects of maternal supplementation. From reports of maternal and/or infant deficiency, concentrations in milk were noted as well as any consequences for infant function. These milk values were used to estimate the percent of recommended daily intake that infants fed by a deficient mother could obtain from her milk. Estimates were 60% for thiamin, 53% for riboflavin, 80% for vitamin B-6, 16% for vitamin B-12, and 56% for choline. Lack of data limits the accuracy and generalizability of these conclusions, but the overall picture that emerges is consistent across nutrients and points to an urgent need to improve the information available on breast milk quality.&quot;,&quot;DOI&quot;:&quot;10.3945/an.111.001172&quot;,&quot;ISSN&quot;:&quot;2156-5376&quot;,&quot;note&quot;:&quot;PMID: 22585913\nPMCID: PMC3649471&quot;,&quot;shortTitle&quot;:&quot;B vitamins in breast milk&quot;,&quot;journalAbbreviation&quot;:&quot;Adv Nutr&quot;,&quot;language&quot;:&quot;eng&quot;,&quot;author&quot;:[{&quot;family&quot;:&quot;Allen&quot;,&quot;given&quot;:&quot;Lindsay H.&quot;}],&quot;issued&quot;:{&quot;date-parts&quot;:[[&quot;2012&quot;,5]]},&quot;PMID&quot;:&quot;22585913&quot;,&quot;PMCID&quot;:&quot;PMC3649471&quot;}},{&quot;id&quot;:18,&quot;uris&quot;:[&quot;http://zotero.org/users/1901703/items/2BPGU2T3&quot;],&quot;uri&quot;:[&quot;http://zotero.org/users/1901703/items/2BPGU2T3&quot;],&quot;itemData&quot;:{&quot;id&quot;:18,&quot;type&quot;:&quot;article-journal&quot;,&quot;title&quot;:&quot;Multiple micronutrients in pregnancy and lactation: an overview&quot;,&quot;container-title&quot;:&quot;The American Journal of Clinical Nutrition&quot;,&quot;page&quot;:&quot;1206S-1212S&quot;,&quot;volume&quot;:&quot;81&quot;,&quot;issue&quot;:&quot;5&quot;,&quot;source&quot;:&quot;PubMed&quot;,&quot;abstract&quot;:&quot;This overview of multiple micronutrients during pregnancy and lactation emphasizes 2 relatively neglected issues. The first is that maternal micronutrient status in the periconceptional period, and throughout pregnancy and lactation, should be viewed as a continuum; too often these 3 stages are treated and discussed separately from both a scientific and a public health perspective. Iron and vitamin B-12 are included as examples to stress how status at conception affects maternal, fetal, and infant status and health until the child is weaned. The second issue is that while most attention has been focused on a few micronutrients, for example iron and folate as discussed elsewhere in this Supplement, multiple micronutrient deficiencies occur simultaneously when diets are poor. Some of these deserve more attention as causes of poor pregnancy outcome, including other B vitamin deficiencies that result in homocysteinemia, antioxidants, vitamin D, and iodine. In lactation, maternal status or intake of the B vitamins (except folate), vitamin A, selenium and iodine strongly affect the amount of these nutrients secreted in breast milk. This can result in the infant consuming substantially less than the recommended amounts and further depleting stores that were low at birth. While the optimal mode of meeting recommended micronutrient intakes is an adequate diet, in some situations supplementation is also important. Unfortunately, information is lacking on the optimal formulation of micronutrient supplements for pregnant women, and the need to continue these supplements during lactation is not recognized in many situations where maternal and infant health could benefit.&quot;,&quot;ISSN&quot;:&quot;0002-9165&quot;,&quot;note&quot;:&quot;PMID: 15883453&quot;,&quot;shortTitle&quot;:&quot;Multiple micronutrients in pregnancy and lactation&quot;,&quot;journalAbbreviation&quot;:&quot;Am. J. Clin. Nutr.&quot;,&quot;language&quot;:&quot;eng&quot;,&quot;author&quot;:[{&quot;family&quot;:&quot;Allen&quot;,&quot;given&quot;:&quot;Lindsay H.&quot;}],&quot;issued&quot;:{&quot;date-parts&quot;:[[&quot;2005&quot;,5]]},&quot;PMID&quot;:&quot;15883453&quot;}}],&quot;schema&quot;:&quot;https://github.com/citation-style-language/schema/raw/master/csl-citation.json&quot;} RND84fP9KSUw8"/>(4,5)<text:reference-mark-end text:name="ZOTERO_ITEM CSL_CITATION {&quot;citationID&quot;:&quot;upthbjkai&quot;,&quot;properties&quot;:{&quot;formattedCitation&quot;:&quot;(4,5)&quot;,&quot;plainCitation&quot;:&quot;(4,5)&quot;},&quot;citationItems&quot;:[{&quot;id&quot;:107,&quot;uris&quot;:[&quot;http://zotero.org/users/1901703/items/Q4GDXP2Q&quot;],&quot;uri&quot;:[&quot;http://zotero.org/users/1901703/items/Q4GDXP2Q&quot;],&quot;itemData&quot;:{&quot;id&quot;:107,&quot;type&quot;:&quot;article-journal&quot;,&quot;title&quot;:&quot;B vitamins in breast milk: relative importance of maternal status and intake, and effects on infant status and function&quot;,&quot;container-title&quot;:&quot;Advances in Nutrition (Bethesda, Md.)&quot;,&quot;page&quot;:&quot;362-369&quot;,&quot;volume&quot;:&quot;3&quot;,&quot;issue&quot;:&quot;3&quot;,&quot;source&quot;:&quot;PubMed&quot;,&quot;abstract&quot;:&quot;Infants should be exclusively breastfed for the first 6 mo of life. However, maternal deficiency of some micronutrients, conveniently classified as Group I micronutrients during lactation, can result in low concentrations in breast milk and subsequent infant deficiency preventable by improving maternal status. This article uses thiamin, riboflavin, vitamin B-6, vitamin B-12, and choline as examples and reviews the evidence for risk of inadequate intakes by infants in the first 6 mo of life. Folate, a Group II micronutrient, is included for comparison. Information is presented on forms and concentrations in human milk, analytical methods, the basis of current recommended intakes for infants and lactating women, and effects of maternal supplementation. From reports of maternal and/or infant deficiency, concentrations in milk were noted as well as any consequences for infant function. These milk values were used to estimate the percent of recommended daily intake that infants fed by a deficient mother could obtain from her milk. Estimates were 60% for thiamin, 53% for riboflavin, 80% for vitamin B-6, 16% for vitamin B-12, and 56% for choline. Lack of data limits the accuracy and generalizability of these conclusions, but the overall picture that emerges is consistent across nutrients and points to an urgent need to improve the information available on breast milk quality.&quot;,&quot;DOI&quot;:&quot;10.3945/an.111.001172&quot;,&quot;ISSN&quot;:&quot;2156-5376&quot;,&quot;note&quot;:&quot;PMID: 22585913\nPMCID: PMC3649471&quot;,&quot;shortTitle&quot;:&quot;B vitamins in breast milk&quot;,&quot;journalAbbreviation&quot;:&quot;Adv Nutr&quot;,&quot;language&quot;:&quot;eng&quot;,&quot;author&quot;:[{&quot;family&quot;:&quot;Allen&quot;,&quot;given&quot;:&quot;Lindsay H.&quot;}],&quot;issued&quot;:{&quot;date-parts&quot;:[[&quot;2012&quot;,5]]},&quot;PMID&quot;:&quot;22585913&quot;,&quot;PMCID&quot;:&quot;PMC3649471&quot;}},{&quot;id&quot;:18,&quot;uris&quot;:[&quot;http://zotero.org/users/1901703/items/2BPGU2T3&quot;],&quot;uri&quot;:[&quot;http://zotero.org/users/1901703/items/2BPGU2T3&quot;],&quot;itemData&quot;:{&quot;id&quot;:18,&quot;type&quot;:&quot;article-journal&quot;,&quot;title&quot;:&quot;Multiple micronutrients in pregnancy and lactation: an overview&quot;,&quot;container-title&quot;:&quot;The American Journal of Clinical Nutrition&quot;,&quot;page&quot;:&quot;1206S-1212S&quot;,&quot;volume&quot;:&quot;81&quot;,&quot;issue&quot;:&quot;5&quot;,&quot;source&quot;:&quot;PubMed&quot;,&quot;abstract&quot;:&quot;This overview of multiple micronutrients during pregnancy and lactation emphasizes 2 relatively neglected issues. The first is that maternal micronutrient status in the periconceptional period, and throughout pregnancy and lactation, should be viewed as a continuum; too often these 3 stages are treated and discussed separately from both a scientific and a public health perspective. Iron and vitamin B-12 are included as examples to stress how status at conception affects maternal, fetal, and infant status and health until the child is weaned. The second issue is that while most attention has been focused on a few micronutrients, for example iron and folate as discussed elsewhere in this Supplement, multiple micronutrient deficiencies occur simultaneously when diets are poor. Some of these deserve more attention as causes of poor pregnancy outcome, including other B vitamin deficiencies that result in homocysteinemia, antioxidants, vitamin D, and iodine. In lactation, maternal status or intake of the B vitamins (except folate), vitamin A, selenium and iodine strongly affect the amount of these nutrients secreted in breast milk. This can result in the infant consuming substantially less than the recommended amounts and further depleting stores that were low at birth. While the optimal mode of meeting recommended micronutrient intakes is an adequate diet, in some situations supplementation is also important. Unfortunately, information is lacking on the optimal formulation of micronutrient supplements for pregnant women, and the need to continue these supplements during lactation is not recognized in many situations where maternal and infant health could benefit.&quot;,&quot;ISSN&quot;:&quot;0002-9165&quot;,&quot;note&quot;:&quot;PMID: 15883453&quot;,&quot;shortTitle&quot;:&quot;Multiple micronutrients in pregnancy and lactation&quot;,&quot;journalAbbreviation&quot;:&quot;Am. J. Clin. Nutr.&quot;,&quot;language&quot;:&quot;eng&quot;,&quot;author&quot;:[{&quot;family&quot;:&quot;Allen&quot;,&quot;given&quot;:&quot;Lindsay H.&quot;}],&quot;issued&quot;:{&quot;date-parts&quot;:[[&quot;2005&quot;,5]]},&quot;PMID&quot;:&quot;15883453&quot;}}],&quot;schema&quot;:&quot;https://github.com/citation-style-language/schema/raw/master/csl-citation.json&quot;} RND84fP9KSUw8"/>. De même, en mars 2011, le nourrisson d'un couple ayant un régime de type végétarien est décédé suite à de nombreuses carences. Cependant, et depuis toujours, le lait maternel est considéré comme étant l'aliment de prédilection pour le nouveau-né et l'OMS recommande d'ailleurs l’allaitement exclusif au sein pendant les six premiers mois de la vie. </text:p>
      <text:p text:style-name="P14"/>
      <text:p text:style-name="P14">La sage-femme joue un rôle prépondérant dans la mise en place de l'allaitement maternel. En effet, bien avant la naissance, c'est elle qui va aider la femme a consolider son envie d'allaiter, grâce notamment aux cours de préparation à la parentalité. Il a d'ailleurs été démontré que l'association des interventions telles que les cours de préparation à la parentalité, les brochures ou encore les contacts individuels entre la future mère et la sage-femme, améliorait la durée et l'exclusivité de l'allaitement maternel <text:reference-mark-start text:name="ZOTERO_ITEM CSL_CITATION {&quot;citationID&quot;:&quot;11joct23go&quot;,&quot;properties&quot;:{&quot;formattedCitation&quot;:&quot;(6)&quot;,&quot;plainCitation&quot;:&quot;(6)&quot;},&quot;citationItems&quot;:[{&quot;id&quot;:323,&quot;uris&quot;:[&quot;http://zotero.org/users/1901703/items/6Z75J5BT&quot;],&quot;uri&quot;:[&quot;http://zotero.org/users/1901703/items/6Z75J5BT&quot;],&quot;itemData&quot;:{&quot;id&quot;:323,&quot;type&quot;:&quot;article-journal&quot;,&quot;title&quot;:&quot;Recommandations pour la pratique clinique. Préparation à la naissance et à la parentalité (PNP) (novembre 2005)&quot;,&quot;container-title&quot;:&quot;Gynécologie Obstétrique &amp; Fertilité&quot;,&quot;page&quot;:&quot;540-563&quot;,&quot;volume&quot;:&quot;34&quot;,&quot;issue&quot;:&quot;6&quot;,&quot;source&quot;:&quot;CrossRef&quot;,&quot;DOI&quot;:&quot;10.1016/j.gyobfe.2006.04.008&quot;,&quot;ISSN&quot;:&quot;12979589&quot;,&quot;language&quot;:&quot;fr&quot;,&quot;issued&quot;:{&quot;date-parts&quot;:[[&quot;2006&quot;,6]]},&quot;accessed&quot;:{&quot;date-parts&quot;:[[&quot;2015&quot;,10,3]]}}}],&quot;schema&quot;:&quot;https://github.com/citation-style-language/schema/raw/master/csl-citation.json&quot;} RNDOms0XyG9Zy"/>(6)<text:reference-mark-end text:name="ZOTERO_ITEM CSL_CITATION {&quot;citationID&quot;:&quot;11joct23go&quot;,&quot;properties&quot;:{&quot;formattedCitation&quot;:&quot;(6)&quot;,&quot;plainCitation&quot;:&quot;(6)&quot;},&quot;citationItems&quot;:[{&quot;id&quot;:323,&quot;uris&quot;:[&quot;http://zotero.org/users/1901703/items/6Z75J5BT&quot;],&quot;uri&quot;:[&quot;http://zotero.org/users/1901703/items/6Z75J5BT&quot;],&quot;itemData&quot;:{&quot;id&quot;:323,&quot;type&quot;:&quot;article-journal&quot;,&quot;title&quot;:&quot;Recommandations pour la pratique clinique. Préparation à la naissance et à la parentalité (PNP) (novembre 2005)&quot;,&quot;container-title&quot;:&quot;Gynécologie Obstétrique &amp; Fertilité&quot;,&quot;page&quot;:&quot;540-563&quot;,&quot;volume&quot;:&quot;34&quot;,&quot;issue&quot;:&quot;6&quot;,&quot;source&quot;:&quot;CrossRef&quot;,&quot;DOI&quot;:&quot;10.1016/j.gyobfe.2006.04.008&quot;,&quot;ISSN&quot;:&quot;12979589&quot;,&quot;language&quot;:&quot;fr&quot;,&quot;issued&quot;:{&quot;date-parts&quot;:[[&quot;2006&quot;,6]]},&quot;accessed&quot;:{&quot;date-parts&quot;:[[&quot;2015&quot;,10,3]]}}}],&quot;schema&quot;:&quot;https://github.com/citation-style-language/schema/raw/master/csl-citation.json&quot;} RNDOms0XyG9Zy"/>. A la maternité également, la sage-femme sera la <text:soft-page-break/>professionnelle de première ligne pour la mise au sein et pour répondre aux questions des mères. </text:p>
      <text:p text:style-name="P14"/>
      <text:p text:style-name="P14">Dans « Le guide de l'allaitement maternel » de l'INPES, il est mentionné que les femmes suivant un un tel régime, et surtout de type végétalien, se doivent de demander conseil auprès d'un professionnel de santé, quant à l'allaitement maternel. En tant que sages-femmes, nous nous devons alors de donner aux patientes une information précise afin qu'elles aient tous les éléments pour garantir le développement optimal de leur enfant.</text:p>
      <text:p text:style-name="P14">Au vu de l'attrait pour l'allaitement maternel mais aussi pour le végétarisme et aux conséquences qu'il peut engendrer, nous sommes en droit de nous questionner sur les connaissances des sages-femmes quant au régime végétarien pratiqué durant l'allaitement. Les sages-femmes ont-elles les connaissances pour accompagner les femmes végétariennes souhaitant allaiter ?</text:p>
      <text:p text:style-name="P14"/>
      <text:p text:style-name="P14">Notre étude se base sur les postulats suivants :</text:p>
      <text:list xml:id="list586188873777348236" text:style-name="L3">
        <text:list-item>
          <text:p text:style-name="P31">L'enseignement des sages-femmes ne comportant que peu d'heures d'enseignement en diététique, les sages-femmes n'auraient pas les connaissances pour conseiller de manière adéquate les femmes végétariennes souhaitant allaiter. </text:p>
        </text:list-item>
        <text:list-item>
          <text:p text:style-name="P31">Les sages-femmes ayant plus d'expérience et de formations complémentaires à leur actif seraient plus aptes à conseiller les femmes végétariennes désirant allaiter leurs enfants. </text:p>
        </text:list-item>
        <text:list-item>
          <text:p text:style-name="P31">Les sages-femmes ne sauraient pas qu'un régime alimentaire de type végétarien peut être à l'origine d'un trouble du développement de l'enfant</text:p>
        </text:list-item>
        <text:list-item>
          <text:p text:style-name="P31">Une plaquette d'information à l'attention des sages-femmes et des patientes sur l'allaitement maternel et le végétarisme pourrait être une bonne façon de palier aux lacunes qu'ont les professionnels et les futures mères.</text:p>
        </text:list-item>
      </text:list>
      <text:p text:style-name="P14"/>
      <text:p text:style-name="P14">Ce travail consiste donc à faire un état des lieux des connaissances des sages-femmes d'Alsace concernant l'allaitement maternel et le végétarisme. </text:p>
      <text:p text:style-name="P14"/>
      <text:p text:style-name="P14"><text:soft-page-break/></text:p>
      <text:p text:style-name="P14"/>
      <text:p text:style-name="P14"/>
      <text:p text:style-name="P14"/>
      <text:p text:style-name="P14"/>
      <text:p text:style-name="P14"/>
      <text:p text:style-name="P14"/>
      <text:p text:style-name="P14"/>
      <text:p text:style-name="P14"/>
      <text:p text:style-name="P20"/>
      <text:p text:style-name="P19"/>
      <text:p text:style-name="P19"/>
      <text:p text:style-name="P19">Matériels et méthodes</text:p>
      <text:p text:style-name="P25"><text:tab/></text:p>
      <text:p text:style-name="P14"><text:tab/>Afin de répondre à la question de recherche et d'affirmer ou d’infirmer nos hypothèses, nous avons entrepris une étude quantitative descriptive sous la forme d'un questionnaire. Celui-ci avait pour but d'évaluer les connaissances des sages-femmes concernant la pratique d'un régime végétarien durant l'allaitement maternel.</text:p>
      <text:p text:style-name="P14">Ce questionnaire a été réalisé au mois d'avril 2015 avec l'aide de madame Le Morzédec, directrice du mémoire, et de madame Hamann, codirectrice, via le programme « Google Sheets ». Il a ensuite été testé auprès de sages-femmes de la maternité Le Parc, à Colmar et remanié en fonction des différentes remarques émises. </text:p>
      <text:p text:style-name="P14"/>
      <text:p text:style-name="P14">Afin de discuter des résultats de notre enquête, une revue de la littérature a été réalisé à l'aide des moteurs de recherches Pubmed et EMPremium, avec les mots-clés et combinaisons suivantes : </text:p>
      <text:list xml:id="list6356462069239842693" text:style-name="L4">
        <text:list-item>
          <text:p text:style-name="P32">« vegetarian + breastfeeding », pour lesquels nous avons obtenus respectivement 110 et 206 résultats ;</text:p>
        </text:list-item>
        <text:list-item>
          <text:p text:style-name="P32">« allaitement + végétarisme », pour lesquels nous avons obtenus 47 résultats sur le moteur de recherche EMpremium</text:p>
        </text:list-item>
        <text:list-item>
          <text:p text:style-name="P32">« vegetarian diets effects », pour lesquels nous avons obtenus 1057 résultats sur le moteur de recherche Pubmed</text:p>
        </text:list-item>
      </text:list>
      <text:p text:style-name="P14">Pour le choix de nos articles, nous avons tout d'abord exclus ceux qui n'étaient pas accessibles gratuitement en ligne. Nous avons ensuite écartés ceux dont le titre ne faisait pas référence à notre recherche. <text:s/>Pour les articles restant, nous avons lu les résumés et avons sélectionnés ceux qui nous semblaient les plus pertinents. </text:p>
      <text:p text:style-name="P14">De plus, nous avons sélectionnés certains articles qui figuraient dans la bibliographie de ceux que nous avions retenus. </text:p>
      <text:p text:style-name="P14"/>
      <text:p text:style-name="P14">Notre revue de la littérature avait pour but de :</text:p>
      <text:list xml:id="list9203690330048808819" text:style-name="L5">
        <text:list-item>
          <text:p text:style-name="P33">mieux discerner le régime végétarien, ses bénéfices et/ou risques</text:p>
        </text:list-item>
        <text:list-item>
          <text:p text:style-name="P33">connaître de quelle manière ce régime influence la qualité du lait maternel</text:p>
        </text:list-item>
        <text:list-item>
          <text:p text:style-name="P33">savoir ce qui est dit dans la littérature concernant le végétarisme durant l'allaitement maternel. </text:p>
        </text:list-item>
      </text:list>
      <text:list xml:id="list7073248475419270550" text:style-name="L6">
        <text:list-item>
          <text:p text:style-name="P53"><text:soft-page-break/>Population</text:p>
        </text:list-item>
      </text:list>
      <text:p text:style-name="P14"/>
      <text:p text:style-name="P14"><text:tab/>Nos questionnaires étaient destinés à toutes les sages-femmes d'Alsace, puisque l'objectif de notre était de faire un état des lieux des connaissances. Ils ont donc été distribué auprès de sages-femmes hospitalières, libérales et de protection maternelle et infantile (PMI).</text:p>
      <text:p text:style-name="P14"/>
      <text:p text:style-name="P14">Nous avons choisis arbitrairement de ne diffuser nos questionnaires qu'au sein des maternités publique et non privées. Nous avons alors contacté les cadres des différentes maternités pas mail pour obtenir leurs autorisations de diffusion des questionnaires ainsi que pour connaître le nombre de sages-femmes travaillant dans leur établissement. Au total, 279 sages-femmes ont reçu le questionnaire.</text:p>
      <text:p text:style-name="P14"/>
      <text:p text:style-name="P14">En ce qui concerne les sages-femmes libérales, nous avons obtenus leurs coordonnées sur la plaquette des sages-femmes libérales d'Alsace. Pour celles dont l'adresse mail était mentionnée, un courrier électronique leur a été envoyé avec un lien les dirigeant directement au questionnaire. Pour les autres, le questionnaire leur a été envoyé par courrier accompagné d'une enveloppe retour pré-timbrée. Au total, 136 sages-femmes libérales ont été contactés.</text:p>
      <text:p text:style-name="P14"/>
      <text:p text:style-name="P14">Enfin, les sages-femmes de PMI ont été contactés grâce aux coordonnées qui nous ont été donnés par l’École de Sage-femme. Le questionnaire a donc pu être diffusé auprès 22 sages-femmes.</text:p>
      <text:p text:style-name="P14"/>
      <text:list xml:id="list8691533098923610013" text:style-name="L7">
        <text:list-item>
          <text:p text:style-name="P54">Diffusion du questionnaire</text:p>
        </text:list-item>
      </text:list>
      <text:p text:style-name="P14"/>
      <text:p text:style-name="P14">Le questionnaire a été diffusé en Alsace par différent moyen :</text:p>
      <text:list xml:id="list8437366355320303611" text:style-name="L8">
        <text:list-item>
          <text:p text:style-name="P34">soit par courrier électronique ;</text:p>
        </text:list-item>
        <text:list-item>
          <text:p text:style-name="P34">soit sous format papier, par courrier ou en main propre.</text:p>
        </text:list-item>
      </text:list>
      <text:p text:style-name="P14">Les questionnaires étaient accompagnés d'une note expliquant notre étude et nos objectifs. Nous avons privilégié l'envoi par courrier électronique dès que cela était possible.</text:p>
      <text:p text:style-name="P14"><text:soft-page-break/>La diffusion des questionnaires aux différentes maternités, aux sages-femmes libérales et de PMI a débuté le 01er mai 2015 et l'enquête s'est terminée le 1er septembre 2015. Au total, les 9 maternités suivantes ont acceptés de participer à notre enquête :</text:p>
      <text:list xml:id="list6128644996931234739" text:style-name="L9">
        <text:list-item>
          <text:p text:style-name="P35">Centre Hospitalier (CH) de Wissembourg</text:p>
        </text:list-item>
        <text:list-item>
          <text:p text:style-name="P35">CH d'Altkirch</text:p>
        </text:list-item>
        <text:list-item>
          <text:p text:style-name="P35">CH de Saverne</text:p>
        </text:list-item>
        <text:list-item>
          <text:p text:style-name="P35">CH de Haguenau</text:p>
        </text:list-item>
        <text:list-item>
          <text:p text:style-name="P35">CH de Sélestat</text:p>
        </text:list-item>
        <text:list-item>
          <text:p text:style-name="P35">CH de Thann</text:p>
        </text:list-item>
        <text:list-item>
          <text:p text:style-name="P35">CH du Hasenrain, Mulhouse</text:p>
        </text:list-item>
        <text:list-item>
          <text:p text:style-name="P35">Centre Médico-Chirurgical et Obstétrical de Schiltigheim</text:p>
        </text:list-item>
        <text:list-item>
          <text:p text:style-name="P35">Hôpital de Hautepierre de Strasbourg.</text:p>
        </text:list-item>
      </text:list>
      <text:p text:style-name="P14">Plusieurs mails de relance ont été envoyés entre le 1er juin et le 30 juillet 2015 aux cadres des maternités, ainsi qu'aux sages-femmes libérales dont l'adresse mail était connue. </text:p>
      <text:p text:style-name="P14"/>
      <text:list xml:id="list3341056231937230064" text:style-name="L10">
        <text:list-item>
          <text:p text:style-name="P55">Analyse statistique</text:p>
        </text:list-item>
      </text:list>
      <text:p text:style-name="P14"/>
      <text:p text:style-name="P14">Notre questionnaire a été diffusé auprès de 437 sages-femmes d'Alsace. Nous souhaitions récupérer au minimum 100 questionnaires, qui correspond à un taux de réponses de 22%, étant donné que le taux habituel de réponses à un questionnaire se situe entre 20% et 30%. </text:p>
      <text:p text:style-name="P14">Pour l'analyse statistique, nous avons reprit l'ensemble des réponses et les avons insérées dans un tableau excel.</text:p>
      <text:p text:style-name="P14">L'analyse du questionnaire a été réalisée avec l'aide du profession Bartier et grâce au logiciel R.</text:p>
      <text:p text:style-name="P26"/>
      <text:p text:style-name="P19"/>
      <text:p text:style-name="P19"/>
      <text:p text:style-name="P19"/>
      <text:p text:style-name="P19"/>
      <text:p text:style-name="P19"/>
      <text:p text:style-name="P19">Résultats</text:p>
      <text:list xml:id="list7557620074775580475" text:style-name="L11">
        <text:list-item>
          <text:p text:style-name="P67">Données brutes</text:p>
        </text:list-item>
      </text:list>
      <text:p text:style-name="P14"/>
      <text:p text:style-name="P14">142 sages-femmes ont répondus à notre questionnaire, dont :</text:p>
      <text:list xml:id="list3521966850675433151" text:style-name="L12">
        <text:list-item>
          <text:p text:style-name="P36">104 sages-femmes hospitalières ( 73,2%)</text:p>
        </text:list-item>
        <text:list-item>
          <text:p text:style-name="P36">35 sont des sages-femmes libérales (24,6%)</text:p>
        </text:list-item>
        <text:list-item>
          <text:p text:style-name="P36">3 sages-femmes travaillant dans le cadre de la Protection Maternelle et Infantile (2,1%)</text:p>
        </text:list-item>
      </text:list>
      <text:p text:style-name="P14"/>
      <text:p text:style-name="P14">Concernant le nombre d'années d'exercices des sages-femmes :</text:p>
      <text:list xml:id="list8106284971088243820" text:style-name="L13">
        <text:list-item>
          <text:p text:style-name="P37">57 exercent depuis moins de 10 ans (40%)</text:p>
        </text:list-item>
        <text:list-item>
          <text:p text:style-name="P37">85 exercent depuis plus de 10 ans (60%)</text:p>
        </text:list-item>
      </text:list>
      <text:p text:style-name="P14"/>
      <text:p text:style-name="P14">En ce qui concerne le suivi d'une formation sur l'allaitement :</text:p>
      <text:list xml:id="list1414563628287291164" text:style-name="L14">
        <text:list-item>
          <text:p text:style-name="P38">98 sages-femmes en ont suivit une (69%)</text:p>
        </text:list-item>
        <text:list-item>
          <text:p text:style-name="P38">44 sages-femmes n'en ont pas suivit (31%)</text:p>
        </text:list-item>
      </text:list>
      <text:p text:style-name="P14"/>
      <text:p text:style-name="P14">Pour ce qui est d'une formation sur la diététique :</text:p>
      <text:list xml:id="list765012880410197916" text:style-name="L15">
        <text:list-item>
          <text:p text:style-name="P39">25 sages-femmes disent avoir suivi une formation spécifique après l'école (17,6%)</text:p>
        </text:list-item>
        <text:list-item>
          <text:p text:style-name="P39">117 sages-femmes disent ne pas en avoir suivit (82,4%)</text:p>
        </text:list-item>
      </text:list>
      <text:p text:style-name="P14"/>
      <text:p text:style-name="P14">Concernant la rencontre de femmes végétariennes dans leur parcours professionnel durant les deux dernières années :</text:p>
      <text:list xml:id="list760846068858416629" text:style-name="L16">
        <text:list-item>
          <text:p text:style-name="P40">26 sages-femmes disent ne pas en avoir rencontrés (18,3%)</text:p>
        </text:list-item>
        <text:list-item>
          <text:p text:style-name="P40">8 sages-femmes estiment en avoir rencontrés une (5,6%)</text:p>
        </text:list-item>
        <text:list-item>
          <text:p text:style-name="P40">14 sages-femmes déclarent en avoir rencontrés deux (9,9%)</text:p>
        </text:list-item>
        <text:list-item>
          <text:p text:style-name="P40">9 sages-femmes ont rencontrés trois femmes végétariennes (6,3%)</text:p>
        </text:list-item>
        <text:list-item>
          <text:p text:style-name="P40">8 autres en ont rencontrés quatre (6,3%)</text:p>
        </text:list-item>
        <text:list-item>
          <text:p text:style-name="P40">et 77 sages-femmes estiment en avoir côtoyer plus de 5 (53,6%)</text:p>
        </text:list-item>
      </text:list>
      <text:p text:style-name="P12"/>
      <text:p text:style-name="P12"/>
      <text:p text:style-name="P14"><text:soft-page-break/></text:p>
      <text:p text:style-name="P14">Pour définir le régime végétarien :</text:p>
      <text:list xml:id="list2431364778872530382" text:style-name="L17">
        <text:list-item>
          <text:p text:style-name="P41">55 sages-femmes donnent la définition du pesco-végétarisme (38,70%)</text:p>
        </text:list-item>
        <text:list-item>
          <text:p text:style-name="P41">pour 56 d'entre elles, cela correspond à l'ovo-lacto-végétarisme (39,45%)</text:p>
        </text:list-item>
        <text:list-item>
          <text:p text:style-name="P41">1 d'elles caractérise le régime végétarien comme un régime ovo-végétarien (0,70%)</text:p>
        </text:list-item>
        <text:list-item>
          <text:p text:style-name="P41">pour 1 sage-femme, cela correspond à un régime lacto-végétarien (0,70%)</text:p>
        </text:list-item>
        <text:list-item>
          <text:p text:style-name="P41">20 sages-femmes décrit la définition du régime végétalien (14,10%)</text:p>
        </text:list-item>
        <text:list-item>
          <text:p text:style-name="P41">et pour 9 sages-femmes, il existe différents types de régimes végétariens en fonction des aliments évincés <text:s/>(6,35%)</text:p>
        </text:list-item>
      </text:list>
      <text:p text:style-name="P14"/>
      <text:p text:style-name="P14">A la question « Demandez-vous systématiquement à vos patientes souhaitant allaiter si elle suit un régime particulier » :</text:p>
      <text:list xml:id="list5320853647022969935" text:style-name="L18">
        <text:list-item>
          <text:p text:style-name="P42">38 sages-femmes ont répondu qu'elles leurs posaient systématiquement la question (26,8%)</text:p>
        </text:list-item>
        <text:list-item>
          <text:p text:style-name="P42">104 sages-femmes ne demandent pas à la patiente si elle a un régime particulier (73,2%)</text:p>
        </text:list-item>
      </text:list>
      <text:p text:style-name="P14"/>
      <text:p text:style-name="P14">Concernant les carences qu'un régime végétarien est plus susceptible d'engendrer, par rapport à un régime classique de type omnivore :</text:p>
      <text:p text:style-name="P14">les 3 nutriments les plus cités sont les suivants :</text:p>
      <text:list xml:id="list5928068137653034919" text:style-name="L19">
        <text:list-item>
          <text:p text:style-name="P43">91 sages-femmes ont répondus qu'une anémie était plus probable (64%)</text:p>
        </text:list-item>
        <text:list-item>
          <text:p text:style-name="P43">82 sages-femmes pensent qu'un régime végétarien est plus carencé en protéines (57,7%)</text:p>
        </text:list-item>
        <text:list-item>
          <text:p text:style-name="P43">44 sages-femmes ont répondus qu'une carence en vitamine B12 était plus souvent observée (31%)</text:p>
        </text:list-item>
      </text:list>
      <text:p text:style-name="P14"/>
      <text:p text:style-name="P14"/>
      <text:p text:style-name="P14"/>
      <text:p text:style-name="P14"/>
      <text:p text:style-name="P14"/>
      <text:p text:style-name="P14"/>
      <text:p text:style-name="P14"><text:soft-page-break/>Les autres nutriments sont mentionnés dans le tableau suivant :</text:p>
      <table:table table:name="Tableau2" table:style-name="Tableau2">
        <table:table-column table:style-name="Tableau2.A"/>
        <table:table-column table:style-name="Tableau2.B"/>
        <table:table-column table:style-name="Tableau2.C"/>
        <table:table-row>
          <table:table-cell table:style-name="Tableau2.A1" office:value-type="string">
            <text:p text:style-name="P10">Nutriments</text:p>
          </table:table-cell>
          <table:table-cell table:style-name="Tableau2.A1" office:value-type="string">
            <text:p text:style-name="P10">Nombre de sages-femmes</text:p>
          </table:table-cell>
          <table:table-cell table:style-name="Tableau2.C1" office:value-type="string">
            <text:p text:style-name="P10">Pourcentage</text:p>
          </table:table-cell>
        </table:table-row>
        <table:table-row>
          <table:table-cell table:style-name="Tableau2.A2" office:value-type="string">
            <text:p text:style-name="P8">Oméga 3</text:p>
          </table:table-cell>
          <table:table-cell table:style-name="Tableau2.B2" office:value-type="float" office:value="21">
            <text:p text:style-name="P9">21</text:p>
          </table:table-cell>
          <table:table-cell table:style-name="Tableau2.C2" office:value-type="percentage" office:value="0.148">
            <text:p text:style-name="P9">14,80%</text:p>
          </table:table-cell>
        </table:table-row>
        <table:table-row>
          <table:table-cell table:style-name="Tableau2.A8" office:value-type="string">
            <text:p text:style-name="P8">Zinc</text:p>
          </table:table-cell>
          <table:table-cell table:style-name="Tableau2.B3" office:value-type="float" office:value="11">
            <text:p text:style-name="P9">11</text:p>
          </table:table-cell>
          <table:table-cell table:style-name="Tableau2.C3" office:value-type="percentage" office:value="0.077">
            <text:p text:style-name="P9">7,70%</text:p>
          </table:table-cell>
        </table:table-row>
        <table:table-row>
          <table:table-cell table:style-name="Tableau2.A8" office:value-type="string">
            <text:p text:style-name="P8">Lipides</text:p>
          </table:table-cell>
          <table:table-cell table:style-name="Tableau2.B4" office:value-type="float" office:value="10">
            <text:p text:style-name="P9">10</text:p>
          </table:table-cell>
          <table:table-cell table:style-name="Tableau2.C4" office:value-type="percentage" office:value="0.07">
            <text:p text:style-name="P9">7,00%</text:p>
          </table:table-cell>
        </table:table-row>
        <table:table-row>
          <table:table-cell table:style-name="Tableau2.A8" office:value-type="string">
            <text:p text:style-name="P8">Calcium</text:p>
          </table:table-cell>
          <table:table-cell table:style-name="Tableau2.B5" office:value-type="float" office:value="12">
            <text:p text:style-name="P9">12</text:p>
          </table:table-cell>
          <table:table-cell table:style-name="Tableau2.C5" office:value-type="percentage" office:value="0.084">
            <text:p text:style-name="P9">8,40%</text:p>
          </table:table-cell>
        </table:table-row>
        <table:table-row>
          <table:table-cell table:style-name="Tableau2.A8" office:value-type="string">
            <text:p text:style-name="P8">Vitamine D</text:p>
          </table:table-cell>
          <table:table-cell table:style-name="Tableau2.B6" office:value-type="float" office:value="9">
            <text:p text:style-name="P9">9</text:p>
          </table:table-cell>
          <table:table-cell table:style-name="Tableau2.C6" office:value-type="percentage" office:value="0.063">
            <text:p text:style-name="P9">6,30%</text:p>
          </table:table-cell>
        </table:table-row>
        <table:table-row>
          <table:table-cell table:style-name="Tableau2.A8" office:value-type="string">
            <text:p text:style-name="P8">Iode</text:p>
          </table:table-cell>
          <table:table-cell table:style-name="Tableau2.B7" office:value-type="float" office:value="6">
            <text:p text:style-name="P9">6</text:p>
          </table:table-cell>
          <table:table-cell table:style-name="Tableau2.C7" office:value-type="percentage" office:value="0.042">
            <text:p text:style-name="P9">4,20%</text:p>
          </table:table-cell>
        </table:table-row>
        <table:table-row>
          <table:table-cell table:style-name="Tableau2.A8" office:value-type="string">
            <text:p text:style-name="P8">Vitamine C</text:p>
          </table:table-cell>
          <table:table-cell table:style-name="Tableau2.B8" office:value-type="float" office:value="3">
            <text:p text:style-name="P9">3</text:p>
          </table:table-cell>
          <table:table-cell table:style-name="Tableau2.C8" office:value-type="percentage" office:value="0.021">
            <text:p text:style-name="P9">2,10%</text:p>
          </table:table-cell>
        </table:table-row>
      </table:table>
      <text:p text:style-name="P14"/>
      <text:list xml:id="list1632324386540301112" text:style-name="L20">
        <text:list-item>
          <text:p text:style-name="P44">15 sages-femmes pensent qu'un régime végétarien n'est pas plus susceptible d'entraîner des carences qu'un régime omnivore classique (10,60%)</text:p>
        </text:list-item>
        <text:list-item>
          <text:p text:style-name="P44">10 sages-femmes ne savent pas si il y a plus de carences et/ou quelles sont ces carences </text:p>
        </text:list-item>
        <text:list-item>
          <text:p text:style-name="P44">1 sages-femmes a répondu que cela dépendait de la manière dont était suivit le régime, et que s'il est bien suivit avec des aliments adaptés, ce régime pouvait tout à fait être équilibré</text:p>
        </text:list-item>
      </text:list>
      <text:p text:style-name="P14"/>
      <text:p text:style-name="P14">Concernant l'allaitement maternel d'une femme végétarienne :</text:p>
      <text:list xml:id="list5834649095126787092" text:style-name="L21">
        <text:list-item>
          <text:p text:style-name="P45">119 sages-femmes ne pensent pas que cela puisse être plus dangereux pour l'enfant (83,8%)</text:p>
        </text:list-item>
        <text:list-item>
          <text:p text:style-name="P45">23 sages-femmes pense que cela est plus risqué pour le nourrisson (16,2%)</text:p>
        </text:list-item>
      </text:list>
      <text:p text:style-name="P14"/>
      <text:p text:style-name="P14">En ce qui concerne les nutriments du lait maternel qui sont sous la dépendance des taux sériques de la mère :</text:p>
      <text:list xml:id="list9151326830083397565" text:style-name="L22">
        <text:list-item>
          <text:p text:style-name="P46">58 sages-femmes citent la vitamine B12 (40,8%)</text:p>
        </text:list-item>
        <text:list-item>
          <text:p text:style-name="P46">57 sages-femmes pensent qu'une anémie de la mère entraînera un déficit de fer dans son lait (40,1%)</text:p>
        </text:list-item>
        <text:list-item>
          <text:p text:style-name="P46">50 sages-femmes mentionnes la vitamine D (35,2%)</text:p>
        </text:list-item>
      </text:list>
      <text:p text:style-name="P14"/>
      <text:p text:style-name="P14"/>
      <text:p text:style-name="P14"/>
      <text:p text:style-name="P14"><text:soft-page-break/>Les autres nutriments retrouvés sont mentionnés dans le tableau suivant :</text:p>
      <table:table table:name="Tableau3" table:style-name="Tableau3">
        <table:table-column table:style-name="Tableau3.A"/>
        <table:table-column table:style-name="Tableau3.B"/>
        <table:table-column table:style-name="Tableau3.C"/>
        <table:table-row>
          <table:table-cell table:style-name="Tableau3.A1" office:value-type="string">
            <text:p text:style-name="P10">Nutriments :</text:p>
          </table:table-cell>
          <table:table-cell table:style-name="Tableau3.A1" office:value-type="string">
            <text:p text:style-name="P10">Nombre de sages-femmes</text:p>
          </table:table-cell>
          <table:table-cell table:style-name="Tableau3.C1" office:value-type="string">
            <text:p text:style-name="P10">Pourcentage</text:p>
          </table:table-cell>
        </table:table-row>
        <table:table-row>
          <table:table-cell table:style-name="Tableau3.A7" office:value-type="string">
            <text:p text:style-name="P8">Protéines</text:p>
          </table:table-cell>
          <table:table-cell table:style-name="Tableau3.B2" office:value-type="float" office:value="37">
            <text:p text:style-name="P8">37</text:p>
          </table:table-cell>
          <table:table-cell table:style-name="Tableau3.C2" office:value-type="percentage" office:value="0.261">
            <text:p text:style-name="P8">26,10%</text:p>
          </table:table-cell>
        </table:table-row>
        <table:table-row>
          <table:table-cell table:style-name="Tableau3.A7" office:value-type="string">
            <text:p text:style-name="P8">Vitamine B6</text:p>
          </table:table-cell>
          <table:table-cell table:style-name="Tableau3.B3" office:value-type="float" office:value="32">
            <text:p text:style-name="P8">32</text:p>
          </table:table-cell>
          <table:table-cell table:style-name="Tableau3.C3" office:value-type="percentage" office:value="0.225">
            <text:p text:style-name="P8">22,50%</text:p>
          </table:table-cell>
        </table:table-row>
        <table:table-row>
          <table:table-cell table:style-name="Tableau3.A7" office:value-type="string">
            <text:p text:style-name="P8">Calcium</text:p>
          </table:table-cell>
          <table:table-cell table:style-name="Tableau3.B4" office:value-type="float" office:value="32">
            <text:p text:style-name="P8">32</text:p>
          </table:table-cell>
          <table:table-cell table:style-name="Tableau3.C4" office:value-type="percentage" office:value="0.225">
            <text:p text:style-name="P8">22,50%</text:p>
          </table:table-cell>
        </table:table-row>
        <table:table-row>
          <table:table-cell table:style-name="Tableau3.A7" office:value-type="string">
            <text:p text:style-name="P8">Zinc</text:p>
          </table:table-cell>
          <table:table-cell table:style-name="Tableau3.B5" office:value-type="float" office:value="26">
            <text:p text:style-name="P8">26</text:p>
          </table:table-cell>
          <table:table-cell table:style-name="Tableau3.C5" office:value-type="percentage" office:value="0.183">
            <text:p text:style-name="P8">18,30%</text:p>
          </table:table-cell>
        </table:table-row>
        <table:table-row>
          <table:table-cell table:style-name="Tableau3.A7" office:value-type="string">
            <text:p text:style-name="P8">Iode</text:p>
          </table:table-cell>
          <table:table-cell table:style-name="Tableau3.B6" office:value-type="float" office:value="24">
            <text:p text:style-name="P8">24</text:p>
          </table:table-cell>
          <table:table-cell table:style-name="Tableau3.C6" office:value-type="percentage" office:value="0.169">
            <text:p text:style-name="P8">16,90%</text:p>
          </table:table-cell>
        </table:table-row>
        <table:table-row>
          <table:table-cell table:style-name="Tableau3.A7" office:value-type="string">
            <text:p text:style-name="P8">Sélénium</text:p>
          </table:table-cell>
          <table:table-cell table:style-name="Tableau3.B7" office:value-type="float" office:value="19">
            <text:p text:style-name="P8">19</text:p>
          </table:table-cell>
          <table:table-cell table:style-name="Tableau3.C7" office:value-type="percentage" office:value="0.134">
            <text:p text:style-name="P8">13,40%</text:p>
          </table:table-cell>
        </table:table-row>
      </table:table>
      <text:p text:style-name="P14"/>
      <text:list xml:id="list4708180930022655359" text:style-name="L23">
        <text:list-item>
          <text:p text:style-name="P47">31 sages-femmes pensent qu'une carence quelconque chez la mère n'aura aucun impact sur la composition du lait maternel</text:p>
        </text:list-item>
      </text:list>
      <text:p text:style-name="P14"/>
      <text:p text:style-name="P22">A propos des conséquences qu'un régime végétarien durant l'allaitement maternel peut engendrer :</text:p>
      <text:list xml:id="list762147921858341371" text:style-name="L24">
        <text:list-item>
          <text:p text:style-name="P66">Pour le retard de croissance :</text:p>
          <text:list>
            <text:list-item>
              <text:list>
                <text:list-item>
                  <text:list>
                    <text:list-item>
                      <text:list>
                        <text:list-item>
                          <text:p text:style-name="P69">79 sages-femmes ne pensent pas qu'un régime végétarien est plus susceptible d'en engendrer, comparé à un régime omnivore classique (55,6%)</text:p>
                          <text:list>
                            <text:list-item>
                              <text:p text:style-name="P69">contre 33 sages-femmes qui pensent qu'il y a effectivement des risques (23,3%)</text:p>
                            </text:list-item>
                            <text:list-item>
                              <text:p text:style-name="P69">30 sages-femmes ne savent pas s'il y a une corrélation (21,1%)</text:p>
                            </text:list-item>
                          </text:list>
                        </text:list-item>
                      </text:list>
                    </text:list-item>
                  </text:list>
                </text:list-item>
              </text:list>
            </text:list-item>
          </text:list>
        </text:list-item>
      </text:list>
      <text:p text:style-name="P18"/>
      <text:list xml:id="list8891608147887517975" text:style-name="L25">
        <text:list-item>
          <text:p text:style-name="P56">Concernant les manifestations neurologiques :</text:p>
          <text:list>
            <text:list-item>
              <text:list>
                <text:list-item>
                  <text:list>
                    <text:list-item>
                      <text:list>
                        <text:list-item>
                          <text:list>
                            <text:list-item>
                              <text:list>
                                <text:list-item>
                                  <text:list>
                                    <text:list-item>
                                      <text:list>
                                        <text:list-item>
                                          <text:p text:style-name="P56">84 sages-femmes ne pensent pas que des manifestations neurologiques sont plus susceptibles d'apparaître (59,1%)</text:p>
                                        </text:list-item>
                                        <text:list-item>
                                          <text:p text:style-name="P56">16 sages-femmes, au contraire, mentionnes que des manifestations neurologiques peuvent survenir (11,3%)</text:p>
                                        </text:list-item>
                                      </text:list>
                                    </text:list-item>
                                  </text:list>
                                </text:list-item>
                              </text:list>
                            </text:list-item>
                          </text:list>
                        </text:list-item>
                      </text:list>
                    </text:list-item>
                  </text:list>
                </text:list-item>
              </text:list>
            </text:list-item>
          </text:list>
        </text:list-item>
      </text:list>
      <text:p text:style-name="P18"/>
      <text:list xml:id="list82214210885668" text:continue-numbering="true" text:style-name="L25">
        <text:list-item>
          <text:list>
            <text:list-item>
              <text:list>
                <text:list-item>
                  <text:list>
                    <text:list-item>
                      <text:list>
                        <text:list-item>
                          <text:list>
                            <text:list-item>
                              <text:list>
                                <text:list-item>
                                  <text:list>
                                    <text:list-item>
                                      <text:list>
                                        <text:list-item>
                                          <text:p text:style-name="P56"><text:soft-page-break/>42 sages-femmes ne savent pas si des manifestations neurologiques sont plus susceptibles d'apparaître (29,6%)</text:p>
                                        </text:list-item>
                                      </text:list>
                                    </text:list-item>
                                  </text:list>
                                </text:list-item>
                              </text:list>
                            </text:list-item>
                          </text:list>
                        </text:list-item>
                      </text:list>
                    </text:list-item>
                  </text:list>
                </text:list-item>
              </text:list>
            </text:list-item>
          </text:list>
        </text:list-item>
      </text:list>
      <text:p text:style-name="P18"/>
      <text:list xml:id="list6134183958876888696" text:style-name="L26">
        <text:list-item>
          <text:p text:style-name="P57">Les manifestations musculaires :</text:p>
          <text:list>
            <text:list-item>
              <text:list>
                <text:list-item>
                  <text:list>
                    <text:list-item>
                      <text:list>
                        <text:list-item>
                          <text:list>
                            <text:list-item>
                              <text:list>
                                <text:list-item>
                                  <text:list>
                                    <text:list-item>
                                      <text:list>
                                        <text:list-item>
                                          <text:p text:style-name="P57">85 sages-femmes affirment qu'il n'y a pas plus de risques d'apparitions de manifestations musculaires comparé à un régime omnivore typique (59,9%)</text:p>
                                        </text:list-item>
                                        <text:list-item>
                                          <text:p text:style-name="P57">13 sages-femmes au contraires pensent qu'un régime végétarien est susceptible d'entraîner des manifestations musculaires (9,2%)</text:p>
                                        </text:list-item>
                                        <text:list-item>
                                          <text:p text:style-name="P57">44 sages-femmes ne savent pas (31%)</text:p>
                                        </text:list-item>
                                      </text:list>
                                    </text:list-item>
                                  </text:list>
                                </text:list-item>
                              </text:list>
                            </text:list-item>
                          </text:list>
                        </text:list-item>
                      </text:list>
                    </text:list-item>
                  </text:list>
                </text:list-item>
              </text:list>
            </text:list-item>
          </text:list>
        </text:list-item>
      </text:list>
      <text:p text:style-name="P18"/>
      <text:list xml:id="list269096247036953153" text:style-name="L27">
        <text:list-item>
          <text:p text:style-name="P58">Les manifestations comportementales :</text:p>
          <text:list>
            <text:list-item>
              <text:list>
                <text:list-item>
                  <text:list>
                    <text:list-item>
                      <text:list>
                        <text:list-item>
                          <text:list>
                            <text:list-item>
                              <text:list>
                                <text:list-item>
                                  <text:list>
                                    <text:list-item>
                                      <text:list>
                                        <text:list-item>
                                          <text:p text:style-name="P58">84 sages-femmes affirment qu'un régime végétarien de la mère ne peut pas entraîner de manifestations comportementales (59,2%)</text:p>
                                        </text:list-item>
                                        <text:list-item>
                                          <text:p text:style-name="P58">10 sages-femmes pensent un régime végétarien est susceptible de se manifester par des troubles du comportement chez l'enfant (7%)</text:p>
                                        </text:list-item>
                                        <text:list-item>
                                          <text:p text:style-name="P58">48 sages-femmes ne savent pas s'il y a une relation entre le régime et la survenue de manifestations comportementales (33,8%)</text:p>
                                        </text:list-item>
                                      </text:list>
                                    </text:list-item>
                                  </text:list>
                                </text:list-item>
                              </text:list>
                            </text:list-item>
                          </text:list>
                        </text:list-item>
                      </text:list>
                    </text:list-item>
                  </text:list>
                </text:list-item>
              </text:list>
            </text:list-item>
          </text:list>
        </text:list-item>
      </text:list>
      <text:p text:style-name="P18"/>
      <text:p text:style-name="P18">Lorsqu'une femme végétarienne souhaite allaiter :</text:p>
      <text:list xml:id="list1941064190880935200" text:style-name="L28">
        <text:list-item>
          <text:p text:style-name="P59">21 sages-femmes l'incite à allaiter sans prendre en compte son régime (14,8%)</text:p>
        </text:list-item>
        <text:list-item>
          <text:p text:style-name="P59">25 sages-femmes l'incite à allaiter en lui donnant des conseils diététiques car, selon elles, elles maîtrisent le sujet (17,6%)</text:p>
        </text:list-item>
        <text:list-item>
          <text:p text:style-name="P59">90 sages-femmes l'oriente vers une personne plus qualifiée, comme par exemple une nutritionniste, une conseillère en lactation (63,4%)</text:p>
        </text:list-item>
        <text:list-item>
          <text:p text:style-name="P59"><text:soft-page-break/>1 sages-femmes essaye de la dissuader d'allaiter (0,7%)</text:p>
        </text:list-item>
        <text:list-item>
          <text:p text:style-name="P59">5 sages-femmes ont eu une autre réponse que celles proposées (3,5%) :</text:p>
          <text:list>
            <text:list-item>
              <text:list>
                <text:list-item>
                  <text:list>
                    <text:list-item>
                      <text:list>
                        <text:list-item>
                          <text:list>
                            <text:list-item>
                              <text:list>
                                <text:list-item>
                                  <text:list>
                                    <text:list-item>
                                      <text:list>
                                        <text:list-item>
                                          <text:p text:style-name="P59">3 sages-femmes estiment que les femmes végétariennes connaissent bien leur régime et n'ont pas besoin de conseils supplémentaires</text:p>
                                        </text:list-item>
                                        <text:list-item>
                                          <text:p text:style-name="P59">1 sage-femme chercherait des informations pour pouvoir accompagner sa patiente</text:p>
                                        </text:list-item>
                                        <text:list-item>
                                          <text:p text:style-name="P59">1 sage-femme l'inciterai à allaiter à condition qu'elle se supplémente en fer.</text:p>
                                        </text:list-item>
                                      </text:list>
                                    </text:list-item>
                                  </text:list>
                                </text:list-item>
                              </text:list>
                            </text:list-item>
                          </text:list>
                        </text:list-item>
                      </text:list>
                    </text:list-item>
                  </text:list>
                </text:list-item>
              </text:list>
            </text:list-item>
          </text:list>
        </text:list-item>
      </text:list>
      <text:p text:style-name="P18"/>
      <text:p text:style-name="P18">Concernant la supplémentation vitaminique d'une femme végétarienne souhaitant allaiter :</text:p>
      <text:list xml:id="list5551170614643058975" text:style-name="L29">
        <text:list-item>
          <text:p text:style-name="P60">90 sages-femmes pensent qu'il est nécessaire que la femme se supplémente (63,4%)</text:p>
        </text:list-item>
        <text:list-item>
          <text:p text:style-name="P60">41 sages-femmes ne pensent pas que cela soit nécessaire (28,9%)</text:p>
        </text:list-item>
        <text:list-item>
          <text:p text:style-name="P60">11 sages-femmes ont eu d'autres réponses : (7,7%)</text:p>
          <text:list>
            <text:list-item>
              <text:list>
                <text:list-item>
                  <text:list>
                    <text:list-item>
                      <text:list>
                        <text:list-item>
                          <text:list>
                            <text:list-item>
                              <text:list>
                                <text:list-item>
                                  <text:list>
                                    <text:list-item>
                                      <text:list>
                                        <text:list-item>
                                          <text:p text:style-name="P60">2 sages-femmes ne savent pas </text:p>
                                        </text:list-item>
                                        <text:list-item>
                                          <text:p text:style-name="P60">1 sage-femme poserait la question à une diététicienne et aviserai en fonction de sa réponse</text:p>
                                        </text:list-item>
                                        <text:list-item>
                                          <text:p text:style-name="P60">8 sages-femmes proposent d'abord de faire des analyses sanguines et de supplémenter ou non en fonction des résultats</text:p>
                                        </text:list-item>
                                      </text:list>
                                    </text:list-item>
                                  </text:list>
                                </text:list-item>
                              </text:list>
                            </text:list-item>
                          </text:list>
                        </text:list-item>
                      </text:list>
                    </text:list-item>
                  </text:list>
                </text:list-item>
              </text:list>
            </text:list-item>
          </text:list>
        </text:list-item>
      </text:list>
      <text:p text:style-name="P18"/>
      <text:p text:style-name="P18">Lorsque les sages-femmes ont jugés nécessaire que les femmes végétariennes allaitantes aient une supplémentation vitaminique :</text:p>
      <text:list xml:id="list3257845834784391518" text:style-name="L30">
        <text:list-item>
          <text:p text:style-name="P61">66 sages-femmes supplémenteraient la femme en fer (72,50%)</text:p>
        </text:list-item>
        <text:list-item>
          <text:p text:style-name="P61">44 sages-femmes estiment qu'une supplémentation en vitamine B12 est nécessaire (48,35%)</text:p>
        </text:list-item>
        <text:list-item>
          <text:p text:style-name="P61">34 sages-femmes conseilleraient la vitamine D en supplémentation (37,40%)</text:p>
        </text:list-item>
      </text:list>
      <text:p text:style-name="P18"/>
      <text:p text:style-name="P18"><text:line-break/><text:soft-page-break/>Les autres supplémentations suggérées par les sages-femmes sont mentionnées dans le tableau suivant :</text:p>
      <table:table table:name="Tableau4" table:style-name="Tableau4">
        <table:table-column table:style-name="Tableau4.A"/>
        <table:table-column table:style-name="Tableau4.B"/>
        <table:table-column table:style-name="Tableau4.C"/>
        <table:table-row>
          <table:table-cell table:style-name="Tableau4.A1" office:value-type="string">
            <text:p text:style-name="P10">Vitamines ou nutriments</text:p>
          </table:table-cell>
          <table:table-cell table:style-name="Tableau4.A1" office:value-type="string">
            <text:p text:style-name="P10">Nombre de sages-femmes conseillant la supplémentation </text:p>
          </table:table-cell>
          <table:table-cell table:style-name="Tableau4.C1" office:value-type="string">
            <text:p text:style-name="P10">Pourcentage </text:p>
          </table:table-cell>
        </table:table-row>
        <table:table-row>
          <table:table-cell table:style-name="Tableau4.A4" office:value-type="string">
            <text:p text:style-name="P8">Protéine</text:p>
          </table:table-cell>
          <table:table-cell table:style-name="Tableau4.B2" office:value-type="float" office:value="23">
            <text:p text:style-name="P9">23</text:p>
          </table:table-cell>
          <table:table-cell table:style-name="Tableau4.C2" office:value-type="percentage" office:value="0.253">
            <text:p text:style-name="P9">25,30%</text:p>
          </table:table-cell>
        </table:table-row>
        <table:table-row>
          <table:table-cell table:style-name="Tableau4.A4" office:value-type="string">
            <text:p text:style-name="P8">Oméga 3</text:p>
          </table:table-cell>
          <table:table-cell table:style-name="Tableau4.B3" office:value-type="float" office:value="20">
            <text:p text:style-name="P9">20</text:p>
          </table:table-cell>
          <table:table-cell table:style-name="Tableau4.C3" office:value-type="percentage" office:value="0.22">
            <text:p text:style-name="P9">22,00%</text:p>
          </table:table-cell>
        </table:table-row>
        <table:table-row>
          <table:table-cell table:style-name="Tableau4.A4" office:value-type="string">
            <text:p text:style-name="P8">Vitamine C</text:p>
          </table:table-cell>
          <table:table-cell table:style-name="Tableau4.B4" office:value-type="float" office:value="13">
            <text:p text:style-name="P9">13</text:p>
          </table:table-cell>
          <table:table-cell table:style-name="Tableau4.C4" office:value-type="percentage" office:value="0.143">
            <text:p text:style-name="P9">14,30%</text:p>
          </table:table-cell>
        </table:table-row>
      </table:table>
      <text:p text:style-name="P18"/>
      <text:p text:style-name="P18">15 sages-femmes ont proposés d'autres supplémentations (16,50%) :</text:p>
      <text:list xml:id="list2987790485210116626" text:style-name="L31">
        <text:list-item>
          <text:p text:style-name="P62">7 d'entre elles conseillent une supplémentation en fonction des résultats sanguins</text:p>
        </text:list-item>
        <text:list-item>
          <text:p text:style-name="P62">5 sages-femmes conseillent une supplémentation en polyvitamines spécialement conçue pour l'allaitement</text:p>
        </text:list-item>
        <text:list-item>
          <text:p text:style-name="P62">1 sage-femme conseille une supplémentation en calcium et en vitamine B9</text:p>
        </text:list-item>
        <text:list-item>
          <text:p text:style-name="P62">1 sage-femme propose un complément alimentaire riche en calcium</text:p>
        </text:list-item>
        <text:list-item>
          <text:p text:style-name="P62">1 d'entre elles proposerait à la patiente des aliments dits « super aliments » tels que de la spiruline, de la gelée royale, des graines germées et de l'huile de première pression à froid</text:p>
        </text:list-item>
      </text:list>
      <text:p text:style-name="P18"/>
      <text:p text:style-name="P18">A propos du moment le plus adéquat pour rendre la mère végétarienne attentive à son alimentation :</text:p>
      <text:list xml:id="list3189383359783907135" text:style-name="L32">
        <text:list-item>
          <text:p text:style-name="P63">95 sages-femmes estiment qu'il faut le faire avant qu'elle ne tombe enceinte (66,9%)</text:p>
        </text:list-item>
        <text:list-item>
          <text:p text:style-name="P63">44 sages-femmes pensent que c'est durant la grossesse qu'il faut que ces femmes fasse plus attention à leur alimentation <text:s/>(31%)</text:p>
        </text:list-item>
        <text:list-item>
          <text:p text:style-name="P63">3 sages-femmes affirment que c'est durant les premiers jours du post-partum qu'il faut la rendre vigilante sur la façon dont elle se nourrit (2,1%)</text:p>
        </text:list-item>
      </text:list>
      <text:p text:style-name="P18"/>
      <text:p text:style-name="P18">Un support écrit à type de plaquette d'information pour les parents végétariens souhaitant allaiter est jugé :</text:p>
      <text:list xml:id="list2282613741056325794" text:style-name="L33">
        <text:list-item>
          <text:p text:style-name="P64">nécessaire par 123 sages-femmes (86,6%)</text:p>
        </text:list-item>
        <text:list-item>
          <text:p text:style-name="P64">non nécessaire par 9 sages-femmes (6,3%)</text:p>
        </text:list-item>
        <text:list-item>
          <text:p text:style-name="P64"><text:soft-page-break/>10 sages-femmes ne savent pas si un support est nécessaire (7%)</text:p>
        </text:list-item>
      </text:list>
      <text:p text:style-name="P18"/>
      <text:p text:style-name="P18">La formation initiale à l'école de sages-femme, concernant la diététique durant l'allaitement, est jugée :</text:p>
      <text:list xml:id="list7482276405979817348" text:style-name="L34">
        <text:list-item>
          <text:p text:style-name="P65">insuffisante par 127 sages-femmes (89,40%)</text:p>
        </text:list-item>
        <text:list-item>
          <text:p text:style-name="P65">suffisante par 9 sages-femmes (6,40%)</text:p>
        </text:list-item>
        <text:list-item>
          <text:p text:style-name="P65">6 sages-femmes ne savent pas si la formation leur est suffisante ou non (4,2%)</text:p>
        </text:list-item>
      </text:list>
      <text:p text:style-name="P14"/>
      <text:list xml:id="list6930164318771600773" text:style-name="L35">
        <text:list-item>
          <text:p text:style-name="P48">Relation nombre de femmes végétariennes rencontrées / considération du régime alimentaire</text:p>
        </text:list-item>
      </text:list>
      <text:p text:style-name="P14"/>
      <text:list xml:id="list1144505911712380221" text:style-name="L36">
        <text:list-item>
          <text:p text:style-name="P49">Relation statut / connaissances des sages-femmes</text:p>
        </text:list-item>
      </text:list>
      <text:p text:style-name="P14"/>
      <text:list xml:id="list82214810328268" text:continue-list="list6930164318771600773" text:style-name="L35">
        <text:list-header>
          <text:p text:style-name="P48"/>
        </text:list-header>
      </text:list>
      <text:list xml:id="list617004539413683896" text:style-name="L37">
        <text:list-item>
          <text:p text:style-name="P50">Relation années d'expérience / connaissances des sages-femmes</text:p>
        </text:list-item>
      </text:list>
      <text:p text:style-name="P14"/>
      <text:p text:style-name="P14"/>
      <text:list xml:id="list1017475281369641053" text:style-name="L38">
        <text:list-item>
          <text:p text:style-name="P51">Relation formations supplémentaires / connaissances des sages-femmes</text:p>
        </text:list-item>
      </text:list>
      <text:p text:style-name="P14"/>
      <text:p text:style-name="P14"/>
      <text:p text:style-name="P14"/>
      <text:p text:style-name="P26"/>
      <text:p text:style-name="P19"/>
      <text:p text:style-name="P19"/>
      <text:p text:style-name="P19"/>
      <text:p text:style-name="P19"/>
      <text:p text:style-name="P19"/>
      <text:p text:style-name="P19"/>
      <text:p text:style-name="P19"/>
      <text:p text:style-name="P19">Discussion</text:p>
      <text:p text:style-name="P25"/>
      <text:list xml:id="list167234562215086050" text:style-name="L39">
        <text:list-item>
          <text:p text:style-name="P52">A propos de nos méthodes</text:p>
        </text:list-item>
      </text:list>
      <text:p text:style-name="P14"/>
      <text:p text:style-name="P14"><text:tab/>Avec 142 questionnaires rassemblés en quatre mois, l'échantillon que nous avons obtenus nous semble satisfaisant. L'étude serait cepenant plus pertinente s'il avait été encore plus grand.</text:p>
      <text:p text:style-name="P14"/>
      <text:p text:style-name="P14">Les questionnaires ont été remis aux sages-femmes de différentes manières, soit sous format papier, soit via leur adresse e-mail afin qu'elles puissent y répondre en ligne. Aucunes explications aux différentes questions que nous avons posées n'ont été donnés, les réponses n'ont alors pas été influencées, et cela à probablement permis de limiter le biais lié à l'enquêteur.</text:p>
      <text:p text:style-name="P14"/>
      <text:p text:style-name="P14">Comme les questionnaires n'ont pas été remis aux sages-femmes en main propre, il nous est difficile de calculer un taux de retour exact. En effet, dès lors que nous avons chargé la cadre d'un service de diffuser les questionnaires, il ne nous a pas été permis de savoir si toutes les sages-femmes du service ont bien pu avoir accès à celui-ci. </text:p>
      <text:p text:style-name="P14"/>
      <text:p text:style-name="P14">Nous avons mené cette étude auprès des différentes fonctions que peut investir la sage-femme, aussi bien dans le milieu hospitalier que dans le milieu libéral, ou encore dans le cadre de la Protection Maternelle et Infantile (PMI). De même, le questionnaire a été distribué dans tous les types de maternité ( type I, Iia, Iib et III). De ce fait, nous pouvons affirmer que nous avons tout mis en œuvre pour écarter un quelconque biais de sélection dans notre échantillon. </text:p>
      <text:p text:style-name="P14">De même, toujours dans le but d'éviter un biais de sélection, nous avons réalisé deux relances successives auprès des cadres des services, afin de limiter les perdus de vue et les données manquantes. Cela n'a néanmoins pu être réaliser que pour les sages-femmes du milieu hospitalier et de PMI ainsi que pour les sages-femmes dont l'adresse mail était connue, puisqu'il nous aurait été difficile de relancer les sages-femmes libérales unes à unes par courrier.</text:p>
      <text:p text:style-name="P14"/>
      <text:p text:style-name="P14"><text:soft-page-break/></text:p>
      <text:p text:style-name="P14"/>
      <text:p text:style-name="P14"/>
      <text:list xml:id="list6634972214433333595" text:style-name="L40">
        <text:list-item>
          <text:p text:style-name="P68">Bibliographie </text:p>
        </text:list-item>
      </text:list>
      <text:p text:style-name="P3">1. <text:tab/><text:span text:style-name="T3">Lamisse F. L’alimentation végétarienne. 7 mars 2013; </text:span></text:p>
      <text:p text:style-name="P4">2. <text:tab/>Ares Segura S, Arena Ansótegui J, Díaz-Gómez NM, en representación del Comité de Lactancia Materna de la Asociación Española de Pediatría. [The importance of maternal nutrition during breastfeeding: Do breastfeeding mothers need nutritional supplements?]. An Pediatr Barc Spain 2003. 14 sept 2015; </text:p>
      <text:p text:style-name="P4">3. <text:tab/>Allen LH. B vitamins in breast milk: relative importance of maternal status and intake, and effects on infant status and function. Adv Nutr Bethesda Md. mai 2012;3(3):362‑9. </text:p>
      <text:p text:style-name="P4">4. <text:tab/>Allen LH. Multiple micronutrients in pregnancy and lactation: an overview. Am J Clin Nutr. mai 2005;81(5):1206S ‑ 1212S. </text:p>
      <text:p text:style-name="P5">5. <text:tab/>Recommandations pour la pratique clinique. Préparation à la naissance et à la parentalité (PNP) (novembre 2005). Gynécologie Obstétrique Fertil. juin 2006;34(6):540‑63. </text:p>
      <text:p text:style-name="P16">Autres références qui seront utilisées pour la discussion :</text:p>
      <text:p text:style-name="P4">1. <text:tab/>Deegan KL, Jones KM, Zuleta C, Ramirez-Zea M, Lildballe DL, Nexo E, et al. Breast milk vitamin B-12 concentrations in Guatemalan women are correlated with maternal but not infant vitamin B-12 status at 12 months postpartum. J Nutr. janv 2012;142(1):112‑6.</text:p>
      <text:p text:style-name="P4">2. <text:tab/>Kocaoglu C, Akin F, Caksen H, Böke SB, Arslan S, Aygün S. Cerebral atrophy in a vitamin B12-deficient infant of a vegetarian mother. J Health Popul Nutr. juin 2014;32(2):367‑71. </text:p>
      <text:p text:style-name="P4">3. <text:tab/>Curtis JA, Kooh SW, Fraser D, Greenberg ML. Nutritional rickets in vegetarian children. Can Med Assoc J. 15 janv 1983;128(2):150‑2. </text:p>
      <text:p text:style-name="P4">4. <text:tab/>Guez S, Chiarelli G, Menni F, Salera S, Principi N, Esposito S. Severe vitamin B12 deficiency in an exclusively breastfed 5-month-old Italian infant born to a mother receiving multivitamin supplementation during pregnancy. BMC Pediatr. 2012;12:85. </text:p>
      <text:p text:style-name="P4">5. <text:tab/>Mathey C, Di Marco J-N, Poujol A, Cournelle M-A, Brevaut V, Livet M-O, et al. Stagnation pondérale et régression psychomotrice révélant une carence en vitamine B12 chez 3 nourrissons. Arch Pédiatrie. mai 2007;14(5):467‑71. </text:p>
      <text:p text:style-name="P4">6. <text:tab/>Hunt JR. Bioavailability of iron, zinc, and other trace minerals from vegetarian diets. Am J Clin Nutr. sept 2003;78(3 Suppl):633S ‑ 639S. </text:p>
      <text:p text:style-name="P4">7. <text:tab/>Pilis W, Stec K, Zych M, Pilis A. Health benefits and risk associated with adopting a vegetarian diet. Rocz Państw Zakładu Hig. 2014;65(1):9‑14. </text:p>
      <text:p text:style-name="P4"><text:soft-page-break/>9. <text:tab/>Allen LH. B vitamins in breast milk: relative importance of maternal status and intake, and effects on infant status and function. Adv Nutr Bethesda Md. mai 2012;3(3):362‑9. </text:p>
      <text:p text:style-name="P4">10. <text:tab/>Bravo J P, Ibarra C J, Paredes M M. Hematological and neurological compromise due to vitamin B12 deficit in infant of a vegetarian mother: case report. Rev Chil Pediatría. juin 2014;85(3):337‑43. </text:p>
      <text:p text:style-name="P4">11. <text:tab/>Allen LH. Multiple micronutrients in pregnancy and lactation: an overview. Am J Clin Nutr. mai 2005;81(5):1206S ‑ 1212S. </text:p>
      <text:p text:style-name="P4">12. <text:tab/>Specker BL. Nutritional concerns of lactating women consuming vegetarian diets. Am J Clin Nutr. mai 1994;59(5 Suppl):1182S ‑ 1186S. </text:p>
      <text:p text:style-name="P4">13. <text:tab/>Nutrition for healthy term infants. Paediatr Child Health. mars 1998;3(2):109‑16. </text:p>
      <text:p text:style-name="P2">etc.</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h ORTH</meta:initial-creator>
    <meta:creation-date>2016-02-14T10:37:41.97</meta:creation-date>
    <dc:date>2016-02-14T13:20:33.52</dc:date>
    <dc:creator>Sarah ORTH</dc:creator>
    <meta:editing-duration>PT1M4S</meta:editing-duration>
    <meta:editing-cycles>1</meta:editing-cycles>
    <meta:generator>LibreOffice/4.2.8.2$Linux_X86_64 LibreOffice_project/420m0$Build-2</meta:generator>
    <meta:document-statistic meta:table-count="4" meta:image-count="0" meta:object-count="0" meta:page-count="25" meta:paragraph-count="299" meta:word-count="4214" meta:character-count="26995" meta:non-whitespace-character-count="23130"/>
  </office:meta>
</office:document-meta>
</file>